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  <style:text-properties officeooo:rsid="00652b21" officeooo:paragraph-rsid="00652b21"/>
    </style:style>
    <style:style style:name="P2" style:family="paragraph" style:parent-style-name="Standard">
      <style:paragraph-properties fo:text-align="center" style:justify-single-word="false"/>
      <style:text-properties fo:color="#4c4c4c" loext:opacity="100%" fo:font-size="40pt" style:text-underline-style="none" officeooo:rsid="001725b7" officeooo:paragraph-rsid="00659bef" style:font-size-asian="40pt" style:font-size-complex="40pt"/>
    </style:style>
    <style:style style:name="P3" style:family="paragraph" style:parent-style-name="Standard">
      <style:text-properties officeooo:rsid="00c7253b" officeooo:paragraph-rsid="00ca9346"/>
    </style:style>
    <style:style style:name="P4" style:family="paragraph" style:parent-style-name="Standard">
      <style:text-properties officeooo:rsid="00c7253b" officeooo:paragraph-rsid="00cd2d7d"/>
    </style:style>
    <style:style style:name="P5" style:family="paragraph" style:parent-style-name="Standard">
      <style:text-properties officeooo:rsid="00c7253b" officeooo:paragraph-rsid="00ced051"/>
    </style:style>
    <style:style style:name="P6" style:family="paragraph" style:parent-style-name="Standard">
      <style:paragraph-properties fo:break-before="page"/>
      <style:text-properties officeooo:rsid="00c7253b" officeooo:paragraph-rsid="00ced051"/>
    </style:style>
    <style:style style:name="P7" style:family="paragraph" style:parent-style-name="Standard">
      <style:text-properties officeooo:rsid="00c7253b" officeooo:paragraph-rsid="00cf4203"/>
    </style:style>
    <style:style style:name="P8" style:family="paragraph" style:parent-style-name="Standard">
      <style:text-properties officeooo:rsid="00c7253b" officeooo:paragraph-rsid="00cfeb0b"/>
    </style:style>
    <style:style style:name="P9" style:family="paragraph" style:parent-style-name="Standard">
      <style:paragraph-properties fo:break-before="page"/>
      <style:text-properties officeooo:rsid="00c7253b" officeooo:paragraph-rsid="00cfeb0b"/>
    </style:style>
    <style:style style:name="P10" style:family="paragraph" style:parent-style-name="Standard">
      <style:text-properties officeooo:rsid="00c7253b" officeooo:paragraph-rsid="00d3c6f2"/>
    </style:style>
    <style:style style:name="P11" style:family="paragraph" style:parent-style-name="Standard">
      <style:paragraph-properties fo:break-before="page"/>
      <style:text-properties officeooo:rsid="00c7253b" officeooo:paragraph-rsid="00d3c6f2"/>
    </style:style>
    <style:style style:name="P12" style:family="paragraph" style:parent-style-name="Standard">
      <style:text-properties officeooo:rsid="00c7253b" officeooo:paragraph-rsid="00e254fc"/>
    </style:style>
    <style:style style:name="P13" style:family="paragraph" style:parent-style-name="Standard">
      <style:text-properties officeooo:rsid="00c7253b" officeooo:paragraph-rsid="00d587a0"/>
    </style:style>
    <style:style style:name="P14" style:family="paragraph" style:parent-style-name="Standard">
      <style:text-properties officeooo:rsid="00c7253b" officeooo:paragraph-rsid="00d633ce"/>
    </style:style>
    <style:style style:name="P15" style:family="paragraph" style:parent-style-name="Standard">
      <style:text-properties officeooo:rsid="00c7253b" officeooo:paragraph-rsid="00d95e2d"/>
    </style:style>
    <style:style style:name="P16" style:family="paragraph" style:parent-style-name="Standard">
      <style:text-properties officeooo:rsid="00c7253b" officeooo:paragraph-rsid="00e0c0c3"/>
    </style:style>
    <style:style style:name="P17" style:family="paragraph" style:parent-style-name="Standard">
      <style:text-properties officeooo:rsid="00c7253b" officeooo:paragraph-rsid="00e63ebd"/>
    </style:style>
    <style:style style:name="P18" style:family="paragraph" style:parent-style-name="Standard">
      <style:text-properties officeooo:rsid="00c7253b" officeooo:paragraph-rsid="00efd5d9"/>
    </style:style>
    <style:style style:name="P19" style:family="paragraph" style:parent-style-name="Standard">
      <style:text-properties officeooo:rsid="00c7253b" officeooo:paragraph-rsid="00e89e37"/>
    </style:style>
    <style:style style:name="P20" style:family="paragraph" style:parent-style-name="Standard">
      <style:text-properties officeooo:rsid="00cfeb0b" officeooo:paragraph-rsid="00f0acc3"/>
    </style:style>
    <style:style style:name="P21" style:family="paragraph" style:parent-style-name="Standard">
      <style:text-properties officeooo:rsid="00d2196f" officeooo:paragraph-rsid="00d2196f"/>
    </style:style>
    <style:style style:name="P22" style:family="paragraph" style:parent-style-name="Standard">
      <style:text-properties officeooo:rsid="00d9e9f3" officeooo:paragraph-rsid="00d9e9f3"/>
    </style:style>
    <style:style style:name="P23" style:family="paragraph" style:parent-style-name="Standard">
      <style:text-properties officeooo:rsid="00db4cea" officeooo:paragraph-rsid="00db4cea"/>
    </style:style>
    <style:style style:name="P24" style:family="paragraph" style:parent-style-name="Standard">
      <style:text-properties officeooo:rsid="00dc6a3b" officeooo:paragraph-rsid="00dc6a3b"/>
    </style:style>
    <style:style style:name="P25" style:family="paragraph" style:parent-style-name="Standard">
      <style:text-properties officeooo:rsid="00e8e478" officeooo:paragraph-rsid="00efd5d9"/>
    </style:style>
    <style:style style:name="P26" style:family="paragraph" style:parent-style-name="Standard">
      <style:text-properties officeooo:rsid="00e9e658" officeooo:paragraph-rsid="00e9e658"/>
    </style:style>
    <style:style style:name="P27" style:family="paragraph" style:parent-style-name="Standard">
      <style:text-properties officeooo:rsid="00ed97ff" officeooo:paragraph-rsid="00ed97ff"/>
    </style:style>
    <style:style style:name="P28" style:family="paragraph" style:parent-style-name="Standard">
      <style:text-properties officeooo:rsid="00f0acc3" officeooo:paragraph-rsid="00f0acc3"/>
    </style:style>
    <style:style style:name="P29" style:family="paragraph" style:parent-style-name="Text_20_body">
      <style:paragraph-properties fo:text-align="center" style:justify-single-word="false"/>
      <style:text-properties officeooo:rsid="0017aa94" officeooo:paragraph-rsid="00659bef"/>
    </style:style>
    <style:style style:name="P30" style:family="paragraph" style:parent-style-name="Title">
      <style:text-properties officeooo:paragraph-rsid="00659bef"/>
    </style:style>
    <style:style style:name="P31" style:family="paragraph" style:parent-style-name="Standard">
      <style:paragraph-properties fo:break-before="page"/>
      <style:text-properties officeooo:paragraph-rsid="00ca9346"/>
    </style:style>
    <style:style style:name="P32" style:family="paragraph" style:parent-style-name="Standard" style:master-page-name="First_20_Page">
      <style:paragraph-properties fo:text-align="center" style:justify-single-word="false" style:page-number="1" fo:break-before="auto" fo:break-after="auto"/>
      <style:text-properties fo:color="#4c4c4c" loext:opacity="100%" fo:font-size="40pt" style:text-underline-style="none" officeooo:rsid="001725b7" officeooo:paragraph-rsid="00659bef" style:font-size-asian="40pt" style:font-size-complex="40pt"/>
    </style:style>
    <style:style style:name="P33" style:family="paragraph" style:parent-style-name="Standard" style:list-style-name="L1">
      <style:text-properties fo:color="#4c4c4c" loext:opacity="100%" officeooo:rsid="00d587a0" officeooo:paragraph-rsid="00d587a0"/>
    </style:style>
    <style:style style:name="P34" style:family="paragraph" style:parent-style-name="Standard" style:list-style-name="L1">
      <style:text-properties fo:color="#4c4c4c" loext:opacity="100%" officeooo:paragraph-rsid="00d587a0"/>
    </style:style>
    <style:style style:name="P35" style:family="paragraph" style:parent-style-name="Standard" style:list-style-name="L3">
      <style:text-properties fo:color="#4c4c4c" loext:opacity="100%" style:text-underline-style="none" fo:font-weight="normal" officeooo:paragraph-rsid="00ca9346" style:font-weight-asian="normal" style:font-weight-complex="normal"/>
    </style:style>
    <style:style style:name="P36" style:family="paragraph" style:parent-style-name="Standard" style:list-style-name="L5">
      <style:text-properties fo:color="#4c4c4c" loext:opacity="100%" style:text-underline-style="none" fo:font-weight="normal" officeooo:rsid="00c7253b" officeooo:paragraph-rsid="00edaf68" style:font-weight-asian="normal" style:font-weight-complex="normal"/>
    </style:style>
    <style:style style:name="P37" style:family="paragraph" style:parent-style-name="Standard" style:list-style-name="L6">
      <style:text-properties fo:color="#4c4c4c" loext:opacity="100%" style:text-underline-style="none" fo:font-weight="normal" officeooo:rsid="00c7253b" officeooo:paragraph-rsid="00d633ce" style:font-weight-asian="normal" style:font-weight-complex="normal"/>
    </style:style>
    <style:style style:name="P38" style:family="paragraph" style:parent-style-name="Standard" style:list-style-name="L5">
      <style:text-properties fo:color="#4c4c4c" loext:opacity="100%" style:text-underline-style="none" fo:font-weight="normal" officeooo:rsid="006aa42c" officeooo:paragraph-rsid="00f0acc3" style:font-weight-asian="normal" style:font-weight-complex="normal"/>
    </style:style>
    <style:style style:name="P39" style:family="paragraph" style:parent-style-name="Standard" style:list-style-name="L3">
      <style:text-properties fo:color="#4c4c4c" loext:opacity="100%" style:text-underline-style="none" fo:font-weight="normal" officeooo:rsid="009c83bc" officeooo:paragraph-rsid="00efd5d9" style:font-weight-asian="normal" style:font-weight-complex="normal"/>
    </style:style>
    <style:style style:name="P40" style:family="paragraph" style:parent-style-name="Standard" style:list-style-name="L3">
      <style:text-properties fo:color="#4c4c4c" loext:opacity="100%" style:text-underline-style="none" fo:font-weight="normal" officeooo:rsid="006c43ac" officeooo:paragraph-rsid="00efd5d9" style:font-weight-asian="normal" style:font-weight-complex="normal"/>
    </style:style>
    <style:style style:name="P41" style:family="paragraph" style:parent-style-name="Standard" style:list-style-name="L3">
      <style:text-properties fo:color="#4c4c4c" loext:opacity="100%" style:text-underline-style="none" fo:font-weight="normal" officeooo:rsid="009bb3b4" officeooo:paragraph-rsid="00efd5d9" style:font-weight-asian="normal" style:font-weight-complex="normal"/>
    </style:style>
    <style:style style:name="P42" style:family="paragraph" style:parent-style-name="Standard" style:list-style-name="L5">
      <style:text-properties fo:color="#4c4c4c" loext:opacity="100%" style:text-underline-style="none" fo:font-weight="normal" officeooo:rsid="00140212" officeooo:paragraph-rsid="00d78d72" style:font-weight-asian="normal" style:font-weight-complex="normal"/>
    </style:style>
    <style:style style:name="P43" style:family="paragraph" style:parent-style-name="Standard" style:list-style-name="L5">
      <style:text-properties fo:color="#4c4c4c" loext:opacity="100%" style:text-underline-style="none" fo:font-weight="normal" officeooo:rsid="0016487c" officeooo:paragraph-rsid="00f0acc3" style:font-weight-asian="normal" style:font-weight-complex="normal"/>
    </style:style>
    <style:style style:name="P44" style:family="paragraph" style:parent-style-name="Standard" style:list-style-name="L4">
      <style:text-properties fo:color="#4c4c4c" loext:opacity="100%" style:text-underline-style="none" officeooo:paragraph-rsid="00ef569b"/>
    </style:style>
    <style:style style:name="P45" style:family="paragraph" style:parent-style-name="Standard" style:list-style-name="L4">
      <style:text-properties fo:color="#4c4c4c" loext:opacity="100%" style:text-underline-style="none" officeooo:rsid="00c49d33" officeooo:paragraph-rsid="00ef569b"/>
    </style:style>
    <style:style style:name="P46" style:family="paragraph" style:parent-style-name="Standard" style:list-style-name="L3">
      <style:text-properties fo:color="#4c4c4c" loext:opacity="100%" style:text-underline-style="none" officeooo:paragraph-rsid="00ca9346"/>
    </style:style>
    <style:style style:name="P47" style:family="paragraph" style:parent-style-name="Standard" style:list-style-name="L3">
      <style:text-properties fo:color="#4c4c4c" loext:opacity="100%" style:text-underline-style="none" officeooo:paragraph-rsid="00cc84ac"/>
    </style:style>
    <style:style style:name="P48" style:family="paragraph" style:parent-style-name="Standard" style:list-style-name="L3">
      <style:text-properties fo:color="#4c4c4c" loext:opacity="100%" style:text-underline-style="none" officeooo:paragraph-rsid="00cce2fe"/>
    </style:style>
    <style:style style:name="P49" style:family="paragraph" style:parent-style-name="Standard" style:list-style-name="L3">
      <style:text-properties fo:color="#4c4c4c" loext:opacity="100%" style:text-underline-style="none" officeooo:paragraph-rsid="00cd2d7d"/>
    </style:style>
    <style:style style:name="P50" style:family="paragraph" style:parent-style-name="Standard" style:list-style-name="L3">
      <style:text-properties fo:color="#4c4c4c" loext:opacity="100%" style:text-underline-style="none" officeooo:paragraph-rsid="00ced051"/>
    </style:style>
    <style:style style:name="P51" style:family="paragraph" style:parent-style-name="Standard" style:list-style-name="L3">
      <style:text-properties fo:color="#4c4c4c" loext:opacity="100%" style:text-underline-style="none" officeooo:paragraph-rsid="00cf4203"/>
    </style:style>
    <style:style style:name="P52" style:family="paragraph" style:parent-style-name="Standard" style:list-style-name="L3">
      <style:text-properties fo:color="#4c4c4c" loext:opacity="100%" style:text-underline-style="none" officeooo:paragraph-rsid="00cfeb0b"/>
    </style:style>
    <style:style style:name="P53" style:family="paragraph" style:parent-style-name="Standard" style:list-style-name="L3">
      <style:text-properties fo:color="#4c4c4c" loext:opacity="100%" style:text-underline-style="none" officeooo:paragraph-rsid="00d2196f"/>
    </style:style>
    <style:style style:name="P54" style:family="paragraph" style:parent-style-name="Standard" style:list-style-name="L3">
      <style:text-properties fo:color="#4c4c4c" loext:opacity="100%" style:text-underline-style="none" officeooo:rsid="00a4f22b" officeooo:paragraph-rsid="00ca9346"/>
    </style:style>
    <style:style style:name="P55" style:family="paragraph" style:parent-style-name="Standard" style:list-style-name="L3">
      <style:text-properties fo:color="#4c4c4c" loext:opacity="100%" style:text-underline-style="none" officeooo:rsid="00a3710e" officeooo:paragraph-rsid="00ca9346"/>
    </style:style>
    <style:style style:name="P56" style:family="paragraph" style:parent-style-name="Standard" style:list-style-name="L3">
      <style:text-properties fo:color="#4c4c4c" loext:opacity="100%" style:text-underline-style="none" officeooo:rsid="001e8052" officeooo:paragraph-rsid="00cc84ac"/>
    </style:style>
    <style:style style:name="P57" style:family="paragraph" style:parent-style-name="Standard" style:list-style-name="L3">
      <style:text-properties fo:color="#4c4c4c" loext:opacity="100%" style:text-underline-style="none" officeooo:rsid="00a0d2dc" officeooo:paragraph-rsid="00cce2fe"/>
    </style:style>
    <style:style style:name="P58" style:family="paragraph" style:parent-style-name="Standard" style:list-style-name="L3">
      <style:text-properties fo:color="#4c4c4c" loext:opacity="100%" style:text-underline-style="none" officeooo:rsid="00a0d2dc" officeooo:paragraph-rsid="00cd2d7d"/>
    </style:style>
    <style:style style:name="P59" style:family="paragraph" style:parent-style-name="Standard" style:list-style-name="L3">
      <style:text-properties fo:color="#4c4c4c" loext:opacity="100%" style:text-underline-style="none" officeooo:rsid="00a67cb0" officeooo:paragraph-rsid="00cd2d7d"/>
    </style:style>
    <style:style style:name="P60" style:family="paragraph" style:parent-style-name="Standard" style:list-style-name="L3">
      <style:text-properties fo:color="#4c4c4c" loext:opacity="100%" style:text-underline-style="none" officeooo:rsid="00aab8ac" officeooo:paragraph-rsid="00cd2d7d"/>
    </style:style>
    <style:style style:name="P61" style:family="paragraph" style:parent-style-name="Standard" style:list-style-name="L3">
      <style:text-properties fo:color="#4c4c4c" loext:opacity="100%" style:text-underline-style="none" officeooo:rsid="00a7d648" officeooo:paragraph-rsid="00cd2d7d"/>
    </style:style>
    <style:style style:name="P62" style:family="paragraph" style:parent-style-name="Standard" style:list-style-name="L3">
      <style:text-properties fo:color="#4c4c4c" loext:opacity="100%" style:text-underline-style="none" officeooo:rsid="00a916f4" officeooo:paragraph-rsid="00cd2d7d"/>
    </style:style>
    <style:style style:name="P63" style:family="paragraph" style:parent-style-name="Standard" style:list-style-name="L3">
      <style:text-properties fo:color="#4c4c4c" loext:opacity="100%" style:text-underline-style="none" officeooo:rsid="001e42ca" officeooo:paragraph-rsid="00ced051"/>
    </style:style>
    <style:style style:name="P64" style:family="paragraph" style:parent-style-name="Standard" style:list-style-name="L3">
      <style:text-properties fo:color="#4c4c4c" loext:opacity="100%" style:text-underline-style="none" officeooo:rsid="00abd173" officeooo:paragraph-rsid="00ced051"/>
    </style:style>
    <style:style style:name="P65" style:family="paragraph" style:parent-style-name="Standard" style:list-style-name="L3">
      <style:text-properties fo:color="#4c4c4c" loext:opacity="100%" style:text-underline-style="none" officeooo:rsid="00191e9b" officeooo:paragraph-rsid="00ced051"/>
    </style:style>
    <style:style style:name="P66" style:family="paragraph" style:parent-style-name="Standard" style:list-style-name="L5">
      <style:text-properties fo:color="#4c4c4c" loext:opacity="100%" style:text-underline-style="none" officeooo:rsid="00191e9b" officeooo:paragraph-rsid="00e0c0c3"/>
    </style:style>
    <style:style style:name="P67" style:family="paragraph" style:parent-style-name="Standard" style:list-style-name="L3">
      <style:text-properties fo:color="#4c4c4c" loext:opacity="100%" style:text-underline-style="none" officeooo:rsid="00b0ad08" officeooo:paragraph-rsid="00cf4203"/>
    </style:style>
    <style:style style:name="P68" style:family="paragraph" style:parent-style-name="Standard" style:list-style-name="L3">
      <style:text-properties fo:color="#4c4c4c" loext:opacity="100%" style:text-underline-style="none" officeooo:rsid="00afc4ac" officeooo:paragraph-rsid="00cf4203"/>
    </style:style>
    <style:style style:name="P69" style:family="paragraph" style:parent-style-name="Standard" style:list-style-name="L3">
      <style:text-properties fo:color="#4c4c4c" loext:opacity="100%" style:text-underline-style="none" officeooo:rsid="009eea13" officeooo:paragraph-rsid="00cf4203"/>
    </style:style>
    <style:style style:name="P70" style:family="paragraph" style:parent-style-name="Standard" style:list-style-name="L5">
      <style:text-properties fo:color="#4c4c4c" loext:opacity="100%" style:text-underline-style="none" officeooo:rsid="000fb4c3" officeooo:paragraph-rsid="00d8a9ee"/>
    </style:style>
    <style:style style:name="P71" style:family="paragraph" style:parent-style-name="Standard" style:list-style-name="L5">
      <style:text-properties fo:color="#4c4c4c" loext:opacity="100%" style:text-underline-style="none" officeooo:rsid="000fb4c3" officeooo:paragraph-rsid="00e254fc"/>
    </style:style>
    <style:style style:name="P72" style:family="paragraph" style:parent-style-name="Standard" style:list-style-name="L5">
      <style:text-properties fo:color="#4c4c4c" loext:opacity="100%" style:text-underline-style="none" officeooo:rsid="007c15bd" officeooo:paragraph-rsid="00d8a9ee"/>
    </style:style>
    <style:style style:name="P73" style:family="paragraph" style:parent-style-name="Standard" style:list-style-name="L5">
      <style:text-properties fo:color="#4c4c4c" loext:opacity="100%" style:text-underline-style="none" officeooo:rsid="0034cd05" officeooo:paragraph-rsid="00ee8ab5"/>
    </style:style>
    <style:style style:name="P74" style:family="paragraph" style:parent-style-name="Standard" style:list-style-name="L5">
      <style:text-properties fo:color="#4c4c4c" loext:opacity="100%" style:text-underline-style="none" officeooo:rsid="00140212" officeooo:paragraph-rsid="00ee8ab5"/>
    </style:style>
    <style:style style:name="P75" style:family="paragraph" style:parent-style-name="Standard" style:list-style-name="L5">
      <style:text-properties fo:color="#4c4c4c" loext:opacity="100%" style:text-underline-style="none" officeooo:rsid="00140212" officeooo:paragraph-rsid="00e400fc"/>
    </style:style>
    <style:style style:name="P76" style:family="paragraph" style:parent-style-name="Standard" style:list-style-name="L3">
      <style:text-properties fo:color="#4c4c4c" loext:opacity="100%" style:text-underline-style="none" officeooo:rsid="009c83bc" officeooo:paragraph-rsid="00cd2d7d"/>
    </style:style>
    <style:style style:name="P77" style:family="paragraph" style:parent-style-name="Standard" style:list-style-name="L5">
      <style:text-properties fo:color="#4c4c4c" loext:opacity="100%" style:text-underline-style="none" officeooo:rsid="0016c8b3" officeooo:paragraph-rsid="00d3c6f2"/>
    </style:style>
    <style:style style:name="P78" style:family="paragraph" style:parent-style-name="Standard" style:list-style-name="L5">
      <style:text-properties fo:color="#4c4c4c" loext:opacity="100%" style:text-underline-style="none" officeooo:rsid="0031734e" officeooo:paragraph-rsid="00d3c6f2"/>
    </style:style>
    <style:style style:name="P79" style:family="paragraph" style:parent-style-name="Standard" style:list-style-name="L5">
      <style:text-properties fo:color="#4c4c4c" loext:opacity="100%" style:text-underline-style="none" officeooo:rsid="0031734e" officeooo:paragraph-rsid="00e254fc"/>
    </style:style>
    <style:style style:name="P80" style:family="paragraph" style:parent-style-name="Standard" style:list-style-name="L5">
      <style:text-properties fo:color="#4c4c4c" loext:opacity="100%" style:text-underline-style="none" officeooo:rsid="00ba7d02" officeooo:paragraph-rsid="00d3c6f2"/>
    </style:style>
    <style:style style:name="P81" style:family="paragraph" style:parent-style-name="Standard" style:list-style-name="L5">
      <style:text-properties fo:color="#4c4c4c" loext:opacity="100%" style:text-underline-style="none" officeooo:rsid="00bc0b35" officeooo:paragraph-rsid="00d3c6f2"/>
    </style:style>
    <style:style style:name="P82" style:family="paragraph" style:parent-style-name="Standard" style:list-style-name="L5">
      <style:text-properties fo:color="#4c4c4c" loext:opacity="100%" style:text-underline-style="none" officeooo:rsid="00bcb079" officeooo:paragraph-rsid="00d3c6f2"/>
    </style:style>
    <style:style style:name="P83" style:family="paragraph" style:parent-style-name="Standard" style:list-style-name="L5">
      <style:text-properties fo:color="#4c4c4c" loext:opacity="100%" style:text-underline-style="none" officeooo:rsid="00bc3f78" officeooo:paragraph-rsid="00d3c6f2"/>
    </style:style>
    <style:style style:name="P84" style:family="paragraph" style:parent-style-name="Standard" style:list-style-name="L5">
      <style:text-properties fo:color="#4c4c4c" loext:opacity="100%" style:text-underline-style="none" officeooo:paragraph-rsid="00d3c6f2"/>
    </style:style>
    <style:style style:name="P85" style:family="paragraph" style:parent-style-name="Standard" style:list-style-name="L5">
      <style:text-properties fo:color="#4c4c4c" loext:opacity="100%" style:text-underline-style="none" officeooo:paragraph-rsid="00efd5d9"/>
    </style:style>
    <style:style style:name="P86" style:family="paragraph" style:parent-style-name="Standard" style:list-style-name="L5">
      <style:text-properties fo:color="#4c4c4c" loext:opacity="100%" style:text-underline-style="none" officeooo:paragraph-rsid="00d633ce"/>
    </style:style>
    <style:style style:name="P87" style:family="paragraph" style:parent-style-name="Standard" style:list-style-name="L5">
      <style:text-properties fo:color="#4c4c4c" loext:opacity="100%" style:text-underline-style="none" officeooo:paragraph-rsid="00d95e2d"/>
    </style:style>
    <style:style style:name="P88" style:family="paragraph" style:parent-style-name="Standard" style:list-style-name="L5">
      <style:text-properties fo:color="#4c4c4c" loext:opacity="100%" style:text-underline-style="none" officeooo:paragraph-rsid="00decac3"/>
    </style:style>
    <style:style style:name="P89" style:family="paragraph" style:parent-style-name="Standard" style:list-style-name="L5">
      <style:text-properties fo:color="#4c4c4c" loext:opacity="100%" style:text-underline-style="none" officeooo:paragraph-rsid="00e89e37"/>
    </style:style>
    <style:style style:name="P90" style:family="paragraph" style:parent-style-name="Standard" style:list-style-name="L5">
      <style:text-properties fo:color="#4c4c4c" loext:opacity="100%" style:text-underline-style="none" officeooo:paragraph-rsid="00d78d72"/>
    </style:style>
    <style:style style:name="P91" style:family="paragraph" style:parent-style-name="Standard" style:list-style-name="L5">
      <style:text-properties fo:color="#4c4c4c" loext:opacity="100%" style:text-underline-style="none" officeooo:paragraph-rsid="00e254fc"/>
    </style:style>
    <style:style style:name="P92" style:family="paragraph" style:parent-style-name="Standard" style:list-style-name="L5">
      <style:text-properties fo:color="#4c4c4c" loext:opacity="100%" style:text-underline-style="none" officeooo:paragraph-rsid="00e9e658"/>
    </style:style>
    <style:style style:name="P93" style:family="paragraph" style:parent-style-name="Standard" style:list-style-name="L5">
      <style:text-properties fo:color="#4c4c4c" loext:opacity="100%" style:text-underline-style="none" officeooo:paragraph-rsid="00ebb4c0"/>
    </style:style>
    <style:style style:name="P94" style:family="paragraph" style:parent-style-name="Standard" style:list-style-name="L5">
      <style:text-properties fo:color="#4c4c4c" loext:opacity="100%" style:text-underline-style="none" officeooo:paragraph-rsid="00d9e9f3"/>
    </style:style>
    <style:style style:name="P95" style:family="paragraph" style:parent-style-name="Standard" style:list-style-name="L5">
      <style:text-properties fo:color="#4c4c4c" loext:opacity="100%" style:text-underline-style="none" officeooo:paragraph-rsid="00dc6a3b"/>
    </style:style>
    <style:style style:name="P96" style:family="paragraph" style:parent-style-name="Standard" style:list-style-name="L5">
      <style:text-properties fo:color="#4c4c4c" loext:opacity="100%" style:text-underline-style="none" officeooo:paragraph-rsid="00e0c0c3"/>
    </style:style>
    <style:style style:name="P97" style:family="paragraph" style:parent-style-name="Standard" style:list-style-name="L5">
      <style:text-properties fo:color="#4c4c4c" loext:opacity="100%" style:text-underline-style="none" officeooo:rsid="00a24437" officeooo:paragraph-rsid="00d487f6"/>
    </style:style>
    <style:style style:name="P98" style:family="paragraph" style:parent-style-name="Standard" style:list-style-name="L6">
      <style:text-properties fo:color="#4c4c4c" loext:opacity="100%" style:text-underline-style="none" officeooo:paragraph-rsid="00d633ce"/>
    </style:style>
    <style:style style:name="P99" style:family="paragraph" style:parent-style-name="Standard" style:list-style-name="L5">
      <style:text-properties fo:color="#4c4c4c" loext:opacity="100%" style:text-underline-style="none" officeooo:rsid="00146a66" officeooo:paragraph-rsid="00dedb06"/>
    </style:style>
    <style:style style:name="P100" style:family="paragraph" style:parent-style-name="Standard" style:list-style-name="L5">
      <style:text-properties fo:color="#4c4c4c" loext:opacity="100%" style:text-underline-style="none" officeooo:rsid="00146a66" officeooo:paragraph-rsid="00e94c6f"/>
    </style:style>
    <style:style style:name="P101" style:family="paragraph" style:parent-style-name="Standard" style:list-style-name="L5">
      <style:text-properties fo:color="#4c4c4c" loext:opacity="100%" style:text-underline-style="none" officeooo:rsid="00748e92" officeooo:paragraph-rsid="00e0c0c3"/>
    </style:style>
    <style:style style:name="P102" style:family="paragraph" style:parent-style-name="Standard" style:list-style-name="L5">
      <style:text-properties fo:color="#4c4c4c" loext:opacity="100%" style:text-underline-style="none" officeooo:rsid="00112f44" officeooo:paragraph-rsid="00e0c0c3"/>
    </style:style>
    <style:style style:name="P103" style:family="paragraph" style:parent-style-name="Standard" style:list-style-name="L5">
      <style:text-properties fo:color="#4c4c4c" loext:opacity="100%" style:text-underline-style="none" officeooo:rsid="00112f44" officeooo:paragraph-rsid="00e254fc"/>
    </style:style>
    <style:style style:name="P104" style:family="paragraph" style:parent-style-name="Standard" style:list-style-name="L5">
      <style:text-properties fo:color="#4c4c4c" loext:opacity="100%" style:text-underline-style="none" officeooo:rsid="006d729a" officeooo:paragraph-rsid="00efd5d9"/>
    </style:style>
    <style:style style:name="P105" style:family="paragraph" style:parent-style-name="Standard" style:list-style-name="L5">
      <style:text-properties fo:color="#4c4c4c" loext:opacity="100%" style:text-underline-style="none" officeooo:rsid="00c7253b" officeooo:paragraph-rsid="00d95e2d"/>
    </style:style>
    <style:style style:name="P106" style:family="paragraph" style:parent-style-name="Standard" style:list-style-name="L5">
      <style:text-properties fo:color="#4c4c4c" loext:opacity="100%" style:text-underline-style="none" officeooo:rsid="00c7253b" officeooo:paragraph-rsid="00e82138"/>
    </style:style>
    <style:style style:name="P107" style:family="paragraph" style:parent-style-name="Standard" style:list-style-name="L5">
      <style:text-properties fo:color="#4c4c4c" loext:opacity="100%" style:text-underline-style="none" officeooo:rsid="00c7253b" officeooo:paragraph-rsid="00e89e37"/>
    </style:style>
    <style:style style:name="P108" style:family="paragraph" style:parent-style-name="Standard" style:list-style-name="L5">
      <style:text-properties fo:color="#4c4c4c" loext:opacity="100%" style:text-underline-style="none" officeooo:rsid="00c7253b" officeooo:paragraph-rsid="00d9e9f3"/>
    </style:style>
    <style:style style:name="P109" style:family="paragraph" style:parent-style-name="Standard" style:list-style-name="L3">
      <style:text-properties fo:color="#4c4c4c" loext:opacity="100%" style:text-underline-style="none" officeooo:rsid="00c7253b" officeooo:paragraph-rsid="00cfeb0b"/>
    </style:style>
    <style:style style:name="P110" style:family="paragraph" style:parent-style-name="Standard" style:list-style-name="L9">
      <style:text-properties fo:color="#4c4c4c" loext:opacity="100%" style:text-underline-style="none" officeooo:rsid="00c7253b" officeooo:paragraph-rsid="00e254fc"/>
    </style:style>
    <style:style style:name="P111" style:family="paragraph" style:parent-style-name="Standard" style:list-style-name="L5">
      <style:text-properties fo:color="#4c4c4c" loext:opacity="100%" style:text-underline-style="none" officeooo:rsid="0012256b" officeooo:paragraph-rsid="00e82138"/>
    </style:style>
    <style:style style:name="P112" style:family="paragraph" style:parent-style-name="Standard" style:list-style-name="L5">
      <style:text-properties fo:color="#4c4c4c" loext:opacity="100%" style:text-underline-style="none" officeooo:rsid="0012256b" officeooo:paragraph-rsid="00e89e37"/>
    </style:style>
    <style:style style:name="P113" style:family="paragraph" style:parent-style-name="Standard" style:list-style-name="L5">
      <style:text-properties fo:color="#4c4c4c" loext:opacity="100%" style:text-underline-style="none" officeooo:rsid="0012256b" officeooo:paragraph-rsid="00ebb4c0"/>
    </style:style>
    <style:style style:name="P114" style:family="paragraph" style:parent-style-name="Standard" style:list-style-name="L5">
      <style:text-properties fo:color="#4c4c4c" loext:opacity="100%" style:text-underline-style="none" officeooo:rsid="001725b7" officeooo:paragraph-rsid="00e82138"/>
    </style:style>
    <style:style style:name="P115" style:family="paragraph" style:parent-style-name="Standard" style:list-style-name="L5">
      <style:text-properties fo:color="#4c4c4c" loext:opacity="100%" style:text-underline-style="none" officeooo:rsid="00b5a98b" officeooo:paragraph-rsid="00e254fc"/>
    </style:style>
    <style:style style:name="P116" style:family="paragraph" style:parent-style-name="Standard" style:list-style-name="L5">
      <style:text-properties fo:color="#4c4c4c" loext:opacity="100%" style:text-underline-style="none" officeooo:rsid="00b66033" officeooo:paragraph-rsid="00e254fc"/>
    </style:style>
    <style:style style:name="P117" style:family="paragraph" style:parent-style-name="Standard" style:list-style-name="L7">
      <style:text-properties fo:color="#4c4c4c" loext:opacity="100%" style:text-underline-style="none" officeooo:rsid="006aa42c" officeooo:paragraph-rsid="00e42a87"/>
    </style:style>
    <style:style style:name="P118" style:family="paragraph" style:parent-style-name="Standard" style:list-style-name="L7">
      <style:text-properties fo:color="#4c4c4c" loext:opacity="100%" style:text-underline-style="none" officeooo:rsid="006aa42c" officeooo:paragraph-rsid="00e4f097"/>
    </style:style>
    <style:style style:name="P119" style:family="paragraph" style:parent-style-name="Standard" style:list-style-name="L7">
      <style:text-properties fo:color="#4c4c4c" loext:opacity="100%" style:text-underline-style="none" officeooo:rsid="008df4ac" officeooo:paragraph-rsid="00e42a87"/>
    </style:style>
    <style:style style:name="P120" style:family="paragraph" style:parent-style-name="Standard" style:list-style-name="L7">
      <style:text-properties fo:color="#4c4c4c" loext:opacity="100%" style:text-underline-style="none" officeooo:rsid="008edd25" officeooo:paragraph-rsid="00e42a87"/>
    </style:style>
    <style:style style:name="P121" style:family="paragraph" style:parent-style-name="Standard" style:list-style-name="L3">
      <style:text-properties fo:color="#4c4c4c" loext:opacity="100%" style:text-underline-style="none" officeooo:rsid="00ae2584" officeooo:paragraph-rsid="00cfeb0b"/>
    </style:style>
    <style:style style:name="P122" style:family="paragraph" style:parent-style-name="Standard" style:list-style-name="L5">
      <style:text-properties fo:color="#4c4c4c" loext:opacity="100%" style:text-underline-style="none" officeooo:rsid="00b7b05f" officeooo:paragraph-rsid="00e254fc"/>
    </style:style>
    <style:style style:name="P123" style:family="paragraph" style:parent-style-name="Standard" style:list-style-name="L5">
      <style:text-properties fo:color="#4c4c4c" loext:opacity="100%" style:text-underline-style="none" officeooo:rsid="003879be" officeooo:paragraph-rsid="00e254fc"/>
    </style:style>
    <style:style style:name="P124" style:family="paragraph" style:parent-style-name="Standard" style:list-style-name="L5">
      <style:text-properties fo:color="#4c4c4c" loext:opacity="100%" style:text-underline-style="none" officeooo:rsid="00b846d7" officeooo:paragraph-rsid="00e254fc"/>
    </style:style>
    <style:style style:name="P125" style:family="paragraph" style:parent-style-name="Standard" style:list-style-name="L5">
      <style:text-properties fo:color="#4c4c4c" loext:opacity="100%" style:text-underline-style="none" officeooo:rsid="000e2777" officeooo:paragraph-rsid="00e254fc"/>
    </style:style>
    <style:style style:name="P126" style:family="paragraph" style:parent-style-name="Standard" style:list-style-name="L5">
      <style:text-properties fo:color="#4c4c4c" loext:opacity="100%" style:text-underline-style="none" officeooo:rsid="000e2777" officeooo:paragraph-rsid="00e9e658"/>
    </style:style>
    <style:style style:name="P127" style:family="paragraph" style:parent-style-name="Standard" style:list-style-name="L10">
      <style:text-properties fo:color="#4c4c4c" loext:opacity="100%" style:text-underline-style="none" officeooo:rsid="00b8207f" officeooo:paragraph-rsid="00e254fc"/>
    </style:style>
    <style:style style:name="P128" style:family="paragraph" style:parent-style-name="Standard" style:list-style-name="L5">
      <style:text-properties fo:color="#4c4c4c" loext:opacity="100%" style:text-underline-style="none" officeooo:rsid="007cde1c" officeooo:paragraph-rsid="00e254fc"/>
    </style:style>
    <style:style style:name="P129" style:family="paragraph" style:parent-style-name="Standard" style:list-style-name="L5">
      <style:text-properties fo:color="#4c4c4c" loext:opacity="100%" style:text-underline-style="none" officeooo:rsid="007e6ef4" officeooo:paragraph-rsid="00e400fc"/>
    </style:style>
    <style:style style:name="P130" style:family="paragraph" style:parent-style-name="Standard" style:list-style-name="L5">
      <style:text-properties fo:color="#4c4c4c" loext:opacity="100%" style:text-underline-style="none" officeooo:rsid="001c631b" officeooo:paragraph-rsid="00e400fc"/>
    </style:style>
    <style:style style:name="P131" style:family="paragraph" style:parent-style-name="Standard" style:list-style-name="L7">
      <style:text-properties fo:color="#4c4c4c" loext:opacity="100%" style:text-underline-style="none" officeooo:rsid="0088207f" officeooo:paragraph-rsid="00e4f097"/>
    </style:style>
    <style:style style:name="P132" style:family="paragraph" style:parent-style-name="Standard" style:list-style-name="L7">
      <style:text-properties fo:color="#4c4c4c" loext:opacity="100%" style:text-underline-style="none" officeooo:rsid="0089cc07" officeooo:paragraph-rsid="00e4f097"/>
    </style:style>
    <style:style style:name="P133" style:family="paragraph" style:parent-style-name="Standard" style:list-style-name="L7">
      <style:text-properties fo:color="#4c4c4c" loext:opacity="100%" style:text-underline-style="none" officeooo:rsid="008b9388" officeooo:paragraph-rsid="00e4f097"/>
    </style:style>
    <style:style style:name="P134" style:family="paragraph" style:parent-style-name="Standard" style:list-style-name="L7">
      <style:text-properties fo:color="#4c4c4c" loext:opacity="100%" style:text-underline-style="none" officeooo:rsid="008cfd7b" officeooo:paragraph-rsid="00e4f097"/>
    </style:style>
    <style:style style:name="P135" style:family="paragraph" style:parent-style-name="Standard" style:list-style-name="L7">
      <style:text-properties fo:color="#4c4c4c" loext:opacity="100%" style:text-underline-style="none" officeooo:rsid="00690a36" officeooo:paragraph-rsid="00f0acc3"/>
    </style:style>
    <style:style style:name="P136" style:family="paragraph" style:parent-style-name="Standard" style:list-style-name="L3">
      <style:text-properties fo:color="#4c4c4c" loext:opacity="100%" style:text-underline-style="none" officeooo:rsid="00addb8d" officeooo:paragraph-rsid="00d2196f"/>
    </style:style>
    <style:style style:name="P137" style:family="paragraph" style:parent-style-name="Standard" style:list-style-name="L3">
      <style:text-properties fo:color="#4c4c4c" loext:opacity="100%" style:text-underline-style="none" officeooo:rsid="00afb181" officeooo:paragraph-rsid="00d2196f"/>
    </style:style>
    <style:style style:name="P138" style:family="paragraph" style:parent-style-name="Standard" style:list-style-name="L5">
      <style:text-properties fo:color="#4c4c4c" loext:opacity="100%" style:text-underline-style="none" officeooo:rsid="009492a1" officeooo:paragraph-rsid="00e9e658"/>
    </style:style>
    <style:style style:name="P139" style:family="paragraph" style:parent-style-name="Standard" style:list-style-name="L5">
      <style:text-properties fo:color="#4c4c4c" loext:opacity="100%" style:text-underline-style="none" officeooo:rsid="0016487c" officeooo:paragraph-rsid="00ebb4c0"/>
    </style:style>
    <style:style style:name="P140" style:family="paragraph" style:parent-style-name="Standard" style:list-style-name="L5">
      <style:text-properties fo:color="#4c4c4c" loext:opacity="100%" style:text-underline-style="none" officeooo:rsid="0016487c" officeooo:paragraph-rsid="00e8e478"/>
    </style:style>
    <style:style style:name="P141" style:family="paragraph" style:parent-style-name="Standard" style:list-style-name="L5">
      <style:text-properties fo:color="#4c4c4c" loext:opacity="100%" style:text-underline-style="none" officeooo:rsid="00325a26" officeooo:paragraph-rsid="00ebb4c0"/>
    </style:style>
    <style:style style:name="P142" style:family="paragraph" style:parent-style-name="Standard" style:list-style-name="L5">
      <style:text-properties fo:color="#4c4c4c" loext:opacity="100%" style:text-underline-style="none" officeooo:rsid="00981e13" officeooo:paragraph-rsid="00ebb4c0"/>
    </style:style>
    <style:style style:name="P143" style:family="paragraph" style:parent-style-name="Standard" style:list-style-name="L5">
      <style:text-properties fo:color="#4c4c4c" loext:opacity="100%" style:text-underline-style="none" officeooo:rsid="00ebb4c0" officeooo:paragraph-rsid="00ebb4c0"/>
    </style:style>
    <style:style style:name="P144" style:family="paragraph" style:parent-style-name="Standard" style:list-style-name="L5">
      <style:text-properties fo:color="#4c4c4c" loext:opacity="100%" style:text-underline-style="none" officeooo:rsid="0038c672" officeooo:paragraph-rsid="00d9e9f3"/>
    </style:style>
    <style:style style:name="P145" style:family="paragraph" style:parent-style-name="Standard" style:list-style-name="L5">
      <style:text-properties fo:color="#4c4c4c" loext:opacity="100%" style:text-underline-style="none" officeooo:rsid="0019cf33" officeooo:paragraph-rsid="00dc6a3b"/>
    </style:style>
    <style:style style:name="P146" style:family="paragraph" style:parent-style-name="Standard" style:list-style-name="L5">
      <style:text-properties fo:color="#4c4c4c" loext:opacity="100%" style:text-underline-style="none" officeooo:rsid="00e0c0c3" officeooo:paragraph-rsid="00e89e37"/>
    </style:style>
    <style:style style:name="P147" style:family="paragraph" style:parent-style-name="Standard" style:list-style-name="L3">
      <style:text-properties fo:color="#4c4c4c" loext:opacity="100%" style:text-underline-style="none" officeooo:rsid="00ae0abf" officeooo:paragraph-rsid="00cfeb0b"/>
    </style:style>
    <style:style style:name="P148" style:family="paragraph" style:parent-style-name="Standard" style:list-style-name="L5">
      <style:text-properties fo:color="#4c4c4c" loext:opacity="100%" officeooo:rsid="00c7253b" officeooo:paragraph-rsid="00ee8ab5"/>
    </style:style>
    <style:style style:name="P149" style:family="paragraph" style:parent-style-name="Standard" style:list-style-name="L5">
      <style:text-properties fo:color="#4c4c4c" loext:opacity="100%" officeooo:rsid="00c7253b" officeooo:paragraph-rsid="00edaf68"/>
    </style:style>
    <style:style style:name="P150" style:family="paragraph" style:parent-style-name="Standard" style:list-style-name="L5">
      <style:text-properties fo:color="#4c4c4c" loext:opacity="100%" officeooo:rsid="00c7253b" officeooo:paragraph-rsid="00e0c0c3"/>
    </style:style>
    <style:style style:name="P151" style:family="paragraph" style:parent-style-name="Standard" style:list-style-name="L1">
      <style:text-properties fo:color="#4c4c4c" loext:opacity="100%" officeooo:rsid="00c7253b" officeooo:paragraph-rsid="00d587a0"/>
    </style:style>
    <style:style style:name="P152" style:family="paragraph" style:parent-style-name="Standard" style:list-style-name="L7">
      <style:text-properties fo:color="#4c4c4c" loext:opacity="100%" officeooo:rsid="00c7253b" officeooo:paragraph-rsid="00e507d5"/>
    </style:style>
    <style:style style:name="P153" style:family="paragraph" style:parent-style-name="Standard" style:list-style-name="L7">
      <style:text-properties fo:color="#4c4c4c" loext:opacity="100%" officeooo:rsid="00c7253b" officeooo:paragraph-rsid="00e63ebd"/>
    </style:style>
    <style:style style:name="P154" style:family="paragraph" style:parent-style-name="Standard" style:list-style-name="L5">
      <style:text-properties fo:color="#4c4c4c" loext:opacity="100%" fo:font-weight="normal" officeooo:paragraph-rsid="00edaf68" style:font-weight-asian="normal" style:font-weight-complex="normal"/>
    </style:style>
    <style:style style:name="P155" style:family="paragraph" style:parent-style-name="Standard" style:list-style-name="L5">
      <style:text-properties fo:color="#4c4c4c" loext:opacity="100%" officeooo:paragraph-rsid="00e94c6f"/>
    </style:style>
    <style:style style:name="P156" style:family="paragraph" style:parent-style-name="Standard" style:list-style-name="L5">
      <style:text-properties fo:color="#4c4c4c" loext:opacity="100%" officeooo:paragraph-rsid="00e0c0c3"/>
    </style:style>
    <style:style style:name="P157" style:family="paragraph" style:parent-style-name="Standard" style:list-style-name="L5">
      <style:text-properties fo:color="#4c4c4c" loext:opacity="100%" officeooo:paragraph-rsid="00e89e37"/>
    </style:style>
    <style:style style:name="P158" style:family="paragraph" style:parent-style-name="Standard" style:list-style-name="L5">
      <style:text-properties fo:color="#4c4c4c" loext:opacity="100%" officeooo:paragraph-rsid="00e400fc"/>
    </style:style>
    <style:style style:name="P159" style:family="paragraph" style:parent-style-name="Standard" style:list-style-name="L5">
      <style:text-properties fo:color="#4c4c4c" loext:opacity="100%" officeooo:paragraph-rsid="00ebb4c0"/>
    </style:style>
    <style:style style:name="P160" style:family="paragraph" style:parent-style-name="Standard" style:list-style-name="L5">
      <style:text-properties fo:color="#4c4c4c" loext:opacity="100%" officeooo:paragraph-rsid="00db4cea"/>
    </style:style>
    <style:style style:name="P161" style:family="paragraph" style:parent-style-name="Standard" style:list-style-name="L7">
      <style:text-properties fo:color="#4c4c4c" loext:opacity="100%" officeooo:paragraph-rsid="00e507d5"/>
    </style:style>
    <style:style style:name="P162" style:family="paragraph" style:parent-style-name="Standard" style:list-style-name="L7">
      <style:text-properties fo:color="#4c4c4c" loext:opacity="100%" officeooo:paragraph-rsid="00e63ebd"/>
    </style:style>
    <style:style style:name="P163" style:family="paragraph" style:parent-style-name="Standard" style:list-style-name="L5">
      <style:text-properties fo:color="#4c4c4c" loext:opacity="100%" officeooo:rsid="0035ee21" officeooo:paragraph-rsid="00e400fc"/>
    </style:style>
    <style:style style:name="P164" style:family="paragraph" style:parent-style-name="Standard" style:list-style-name="L5">
      <style:text-properties fo:color="#4c4c4c" loext:opacity="100%" officeooo:rsid="00b846d7" officeooo:paragraph-rsid="00e400fc"/>
    </style:style>
    <style:style style:name="P165" style:family="paragraph" style:parent-style-name="Standard" style:list-style-name="L5">
      <style:text-properties fo:color="#4c4c4c" loext:opacity="100%" officeooo:rsid="00140212" officeooo:paragraph-rsid="00ebb4c0"/>
    </style:style>
    <style:style style:name="P166" style:family="paragraph" style:parent-style-name="Standard" style:list-style-name="L11">
      <style:text-properties fo:color="#4c4c4c" loext:opacity="100%" officeooo:rsid="0019cf33" officeooo:paragraph-rsid="00db4cea"/>
    </style:style>
    <style:style style:name="P167" style:family="paragraph" style:parent-style-name="Standard" style:list-style-name="L5">
      <style:text-properties fo:color="#4c4c4c" loext:opacity="100%" officeooo:rsid="003756a2" officeooo:paragraph-rsid="00db4cea"/>
    </style:style>
    <style:style style:name="P168" style:family="paragraph" style:parent-style-name="Standard" style:list-style-name="L2">
      <style:text-properties officeooo:paragraph-rsid="00ca9346"/>
    </style:style>
    <style:style style:name="P169" style:family="paragraph" style:parent-style-name="Standard" style:list-style-name="L3">
      <style:text-properties officeooo:paragraph-rsid="00d4f764"/>
    </style:style>
    <style:style style:name="P170" style:family="paragraph" style:parent-style-name="Standard" style:list-style-name="L3">
      <style:text-properties officeooo:paragraph-rsid="00ca9346"/>
    </style:style>
    <style:style style:name="P171" style:family="paragraph" style:parent-style-name="Standard" style:list-style-name="L3">
      <style:text-properties officeooo:paragraph-rsid="00cf4203"/>
    </style:style>
    <style:style style:name="P172" style:family="paragraph" style:parent-style-name="Standard" style:list-style-name="L3">
      <style:text-properties officeooo:paragraph-rsid="00cfeb0b"/>
    </style:style>
    <style:style style:name="P173" style:family="paragraph" style:parent-style-name="Standard" style:list-style-name="L3">
      <style:text-properties officeooo:paragraph-rsid="00d2196f"/>
    </style:style>
    <style:style style:name="P174" style:family="paragraph" style:parent-style-name="Standard" style:list-style-name="L5">
      <style:text-properties officeooo:paragraph-rsid="00d3c6f2"/>
    </style:style>
    <style:style style:name="P175" style:family="paragraph" style:parent-style-name="Standard" style:list-style-name="L5">
      <style:text-properties officeooo:paragraph-rsid="00edaf68"/>
    </style:style>
    <style:style style:name="P176" style:family="paragraph" style:parent-style-name="Standard" style:list-style-name="L5">
      <style:text-properties officeooo:paragraph-rsid="00d633ce"/>
    </style:style>
    <style:style style:name="P177" style:family="paragraph" style:parent-style-name="Standard" style:list-style-name="L5">
      <style:text-properties officeooo:paragraph-rsid="00f0acc3"/>
    </style:style>
    <style:style style:name="P178" style:family="paragraph" style:parent-style-name="Standard" style:list-style-name="L5">
      <style:text-properties officeooo:paragraph-rsid="00d78d72"/>
    </style:style>
    <style:style style:name="P179" style:family="paragraph" style:parent-style-name="Standard" style:list-style-name="L5">
      <style:text-properties officeooo:paragraph-rsid="00ed97ff"/>
    </style:style>
    <style:style style:name="P180" style:family="paragraph" style:parent-style-name="Standard" style:list-style-name="L5">
      <style:text-properties officeooo:paragraph-rsid="00ebb4c0"/>
    </style:style>
    <style:style style:name="P181" style:family="paragraph" style:parent-style-name="Standard" style:list-style-name="L5">
      <style:text-properties officeooo:paragraph-rsid="00efd5d9"/>
    </style:style>
    <style:style style:name="P182" style:family="paragraph" style:parent-style-name="Standard" style:list-style-name="L5">
      <style:text-properties officeooo:paragraph-rsid="00e8e478"/>
    </style:style>
    <style:style style:name="P183" style:family="paragraph" style:parent-style-name="Standard" style:list-style-name="L5">
      <style:text-properties officeooo:rsid="000fb4c3" officeooo:paragraph-rsid="00d8a9ee"/>
    </style:style>
    <style:style style:name="P184" style:family="paragraph" style:parent-style-name="Standard" style:list-style-name="L5">
      <style:text-properties officeooo:rsid="0031734e" officeooo:paragraph-rsid="00d3c6f2"/>
    </style:style>
    <style:style style:name="P185" style:family="paragraph" style:parent-style-name="Standard" style:list-style-name="L5">
      <style:text-properties officeooo:rsid="00a24437" officeooo:paragraph-rsid="00d487f6"/>
    </style:style>
    <style:style style:name="P186" style:family="paragraph" style:parent-style-name="Standard" style:list-style-name="L6">
      <style:text-properties officeooo:paragraph-rsid="00d633ce"/>
    </style:style>
    <style:style style:name="P187" style:family="paragraph" style:parent-style-name="Standard" style:list-style-name="L7">
      <style:text-properties officeooo:paragraph-rsid="00e746b4"/>
    </style:style>
    <style:style style:name="P188" style:family="paragraph" style:parent-style-name="Standard" style:list-style-name="L7">
      <style:text-properties officeooo:paragraph-rsid="00e507d5"/>
    </style:style>
    <style:style style:name="P189" style:family="paragraph" style:parent-style-name="Standard" style:list-style-name="L7">
      <style:text-properties officeooo:paragraph-rsid="00f0acc3"/>
    </style:style>
    <style:style style:name="P190" style:family="paragraph" style:parent-style-name="Standard" style:list-style-name="L7">
      <style:text-properties officeooo:paragraph-rsid="00e63ebd"/>
    </style:style>
    <style:style style:name="P191" style:family="paragraph" style:parent-style-name="Standard" style:list-style-name="L8">
      <style:text-properties officeooo:paragraph-rsid="00decac3"/>
    </style:style>
    <style:style style:name="P192" style:family="paragraph" style:parent-style-name="Standard" style:list-style-name="L12">
      <style:text-properties officeooo:paragraph-rsid="00f0acc3"/>
    </style:style>
    <style:style style:name="P193" style:family="paragraph" style:parent-style-name="Text_20_body">
      <style:paragraph-properties fo:text-align="center" style:justify-single-word="false"/>
      <style:text-properties officeooo:rsid="00f54bf1" officeooo:paragraph-rsid="00f54bf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764b04"/>
    </style:style>
    <style:style style:name="T3" style:family="text">
      <style:text-properties style:text-underline-style="none" officeooo:rsid="0012256b"/>
    </style:style>
    <style:style style:name="T4" style:family="text">
      <style:text-properties style:text-underline-style="none" officeooo:rsid="00146a66"/>
    </style:style>
    <style:style style:name="T5" style:family="text">
      <style:text-properties style:text-underline-style="none" officeooo:rsid="00c9213f"/>
    </style:style>
    <style:style style:name="T6" style:family="text">
      <style:text-properties fo:color="#4c4c4c" loext:opacity="100%" style:text-underline-style="none"/>
    </style:style>
    <style:style style:name="T7" style:family="text">
      <style:text-properties fo:color="#4c4c4c" loext:opacity="100%" style:text-underline-style="none" fo:font-weight="normal" style:font-weight-asian="normal" style:font-weight-complex="normal"/>
    </style:style>
    <style:style style:name="T8" style:family="text">
      <style:text-properties fo:color="#4c4c4c" loext:opacity="100%" style:text-underline-style="none" fo:font-weight="normal" officeooo:rsid="00140212" style:font-weight-asian="normal" style:font-weight-complex="normal"/>
    </style:style>
    <style:style style:name="T9" style:family="text">
      <style:text-properties fo:color="#4c4c4c" loext:opacity="100%" style:text-underline-style="none" fo:font-weight="normal" officeooo:rsid="00d4f764" style:font-weight-asian="normal" style:font-weight-complex="normal"/>
    </style:style>
    <style:style style:name="T10" style:family="text">
      <style:text-properties fo:color="#4c4c4c" loext:opacity="100%" style:text-underline-style="none" fo:font-weight="normal" officeooo:rsid="00c7253b" style:font-weight-asian="normal" style:font-weight-complex="normal"/>
    </style:style>
    <style:style style:name="T11" style:family="text">
      <style:text-properties fo:color="#4c4c4c" loext:opacity="100%" style:text-underline-style="none" fo:font-weight="normal" officeooo:rsid="00b36684" style:font-weight-asian="normal" style:font-weight-complex="normal"/>
    </style:style>
    <style:style style:name="T12" style:family="text">
      <style:text-properties fo:color="#4c4c4c" loext:opacity="100%" style:text-underline-style="none" fo:font-weight="normal" officeooo:rsid="0012256b" style:font-weight-asian="normal" style:font-weight-complex="normal"/>
    </style:style>
    <style:style style:name="T13" style:family="text">
      <style:text-properties fo:color="#4c4c4c" loext:opacity="100%" style:text-underline-style="none" fo:font-weight="normal" officeooo:rsid="006aa42c" style:font-weight-asian="normal" style:font-weight-complex="normal"/>
    </style:style>
    <style:style style:name="T14" style:family="text">
      <style:text-properties fo:color="#4c4c4c" loext:opacity="100%" style:text-underline-style="none" fo:font-weight="normal" officeooo:rsid="0016487c" style:font-weight-asian="normal" style:font-weight-complex="normal"/>
    </style:style>
    <style:style style:name="T15" style:family="text">
      <style:text-properties fo:color="#4c4c4c" loext:opacity="100%" style:text-underline-style="none" fo:font-weight="normal" officeooo:rsid="00c21236" style:font-weight-asian="normal" style:font-weight-complex="normal"/>
    </style:style>
    <style:style style:name="T16" style:family="text">
      <style:text-properties fo:color="#4c4c4c" loext:opacity="100%" style:text-underline-style="none" fo:font-weight="normal" officeooo:rsid="00ae0abf" style:font-weight-asian="normal" style:font-weight-complex="normal"/>
    </style:style>
    <style:style style:name="T17" style:family="text">
      <style:text-properties fo:color="#4c4c4c" loext:opacity="100%" style:text-underline-style="none" officeooo:rsid="007c15bd"/>
    </style:style>
    <style:style style:name="T18" style:family="text">
      <style:text-properties fo:color="#4c4c4c" loext:opacity="100%" style:text-underline-style="none" officeooo:rsid="00a7d648"/>
    </style:style>
    <style:style style:name="T19" style:family="text">
      <style:text-properties fo:color="#4c4c4c" loext:opacity="100%" style:text-underline-style="none" officeooo:rsid="00ae0abf"/>
    </style:style>
    <style:style style:name="T20" style:family="text">
      <style:text-properties fo:color="#4c4c4c" loext:opacity="100%" style:text-underline-style="none" officeooo:rsid="0031734e"/>
    </style:style>
    <style:style style:name="T21" style:family="text">
      <style:text-properties fo:color="#4c4c4c" loext:opacity="100%" style:text-underline-style="none" officeooo:rsid="00a1e523"/>
    </style:style>
    <style:style style:name="T22" style:family="text">
      <style:text-properties fo:color="#4c4c4c" loext:opacity="100%" style:text-underline-style="none" officeooo:rsid="00c7253b"/>
    </style:style>
    <style:style style:name="T23" style:family="text">
      <style:text-properties fo:color="#4c4c4c" loext:opacity="100%" style:text-underline-style="none" officeooo:rsid="00a3710e"/>
    </style:style>
    <style:style style:name="T24" style:family="text">
      <style:text-properties fo:color="#4c4c4c" loext:opacity="100%" style:text-underline-style="none" officeooo:rsid="00cfeb0b"/>
    </style:style>
    <style:style style:name="T25" style:family="text">
      <style:text-properties fo:color="#4c4c4c" loext:opacity="100%" style:text-underline-style="none" officeooo:rsid="00130b0c"/>
    </style:style>
    <style:style style:name="T26" style:family="text">
      <style:text-properties fo:color="#4c4c4c" loext:opacity="100%" style:text-underline-style="none" officeooo:rsid="00d2196f"/>
    </style:style>
    <style:style style:name="T27" style:family="text">
      <style:text-properties fo:color="#4c4c4c" loext:opacity="100%" style:text-underline-style="none" officeooo:rsid="0078f7aa"/>
    </style:style>
    <style:style style:name="T28" style:family="text">
      <style:text-properties fo:color="#4c4c4c" loext:opacity="100%" style:text-underline-style="none" officeooo:rsid="00c9213f"/>
    </style:style>
    <style:style style:name="T29" style:family="text">
      <style:text-properties fo:color="#4c4c4c" loext:opacity="100%" style:text-underline-style="none" officeooo:rsid="0084e60f"/>
    </style:style>
    <style:style style:name="T30" style:family="text">
      <style:text-properties fo:color="#4c4c4c" loext:opacity="100%" style:text-underline-style="none" officeooo:rsid="00150722"/>
    </style:style>
    <style:style style:name="T31" style:family="text">
      <style:text-properties fo:color="#4c4c4c" loext:opacity="100%" style:text-underline-style="none" officeooo:rsid="00f0acc3"/>
    </style:style>
    <style:style style:name="T32" style:family="text">
      <style:text-properties fo:color="#4c4c4c" loext:opacity="100%" style:text-underline-style="none" officeooo:rsid="00371946"/>
    </style:style>
    <style:style style:name="T33" style:family="text">
      <style:text-properties fo:color="#4c4c4c" loext:opacity="100%" style:text-underline-style="none" officeooo:rsid="00d3c6f2"/>
    </style:style>
    <style:style style:name="T34" style:family="text">
      <style:text-properties fo:color="#4c4c4c" loext:opacity="100%" style:text-underline-style="none" officeooo:rsid="00f1070c"/>
    </style:style>
    <style:style style:name="T35" style:family="text">
      <style:text-properties fo:color="#4c4c4c" loext:opacity="100%" style:text-underline-style="none" officeooo:rsid="00f3c2e6"/>
    </style:style>
    <style:style style:name="T36" style:family="text">
      <style:text-properties fo:color="#4c4c4c" loext:opacity="100%" fo:font-weight="normal" style:font-weight-asian="normal" style:font-weight-complex="normal"/>
    </style:style>
    <style:style style:name="T37" style:family="text">
      <style:text-properties fo:color="#4c4c4c" loext:opacity="100%" fo:font-weight="normal" officeooo:rsid="00146a66" style:font-weight-asian="normal" style:font-weight-complex="normal"/>
    </style:style>
    <style:style style:name="T38" style:family="text">
      <style:text-properties fo:color="#4c4c4c" loext:opacity="100%" fo:font-weight="normal" officeooo:rsid="0016487c" style:font-weight-asian="normal" style:font-weight-complex="normal"/>
    </style:style>
    <style:style style:name="T39" style:family="text">
      <style:text-properties fo:color="#4c4c4c" loext:opacity="100%" fo:font-weight="normal" officeooo:rsid="00204ea8" style:font-weight-asian="normal" style:font-weight-complex="normal"/>
    </style:style>
    <style:style style:name="T40" style:family="text">
      <style:text-properties fo:color="#4c4c4c" loext:opacity="100%" fo:font-weight="normal" officeooo:rsid="0020b026" style:font-weight-asian="normal" style:font-weight-complex="normal"/>
    </style:style>
    <style:style style:name="T41" style:family="text">
      <style:text-properties fo:color="#4c4c4c" loext:opacity="100%" fo:font-weight="normal" officeooo:rsid="0022133c" style:font-weight-asian="normal" style:font-weight-complex="normal"/>
    </style:style>
    <style:style style:name="T42" style:family="text">
      <style:text-properties fo:color="#4c4c4c" loext:opacity="100%" fo:font-weight="normal" officeooo:rsid="006aa42c" style:font-weight-asian="normal" style:font-weight-complex="normal"/>
    </style:style>
    <style:style style:name="T43" style:family="text">
      <style:text-properties fo:color="#4c4c4c" loext:opacity="100%" fo:font-weight="normal" officeooo:rsid="006e684d" style:font-weight-asian="normal" style:font-weight-complex="normal"/>
    </style:style>
    <style:style style:name="T44" style:family="text">
      <style:text-properties fo:color="#4c4c4c" loext:opacity="100%" fo:font-weight="normal" officeooo:rsid="0084e60f" style:font-weight-asian="normal" style:font-weight-complex="normal"/>
    </style:style>
    <style:style style:name="T45" style:family="text">
      <style:text-properties fo:color="#4c4c4c" loext:opacity="100%" fo:font-weight="normal" officeooo:rsid="008edd25" style:font-weight-asian="normal" style:font-weight-complex="normal"/>
    </style:style>
    <style:style style:name="T46" style:family="text">
      <style:text-properties fo:color="#4c4c4c" loext:opacity="100%" fo:font-weight="normal" officeooo:rsid="008fca73" style:font-weight-asian="normal" style:font-weight-complex="normal"/>
    </style:style>
    <style:style style:name="T47" style:family="text">
      <style:text-properties fo:color="#4c4c4c" loext:opacity="100%" fo:font-weight="normal" officeooo:rsid="00907b99" style:font-weight-asian="normal" style:font-weight-complex="normal"/>
    </style:style>
    <style:style style:name="T48" style:family="text">
      <style:text-properties fo:color="#4c4c4c" loext:opacity="100%" fo:font-weight="normal" officeooo:rsid="00966622" style:font-weight-asian="normal" style:font-weight-complex="normal"/>
    </style:style>
    <style:style style:name="T49" style:family="text">
      <style:text-properties fo:color="#4c4c4c" loext:opacity="100%" fo:font-weight="normal" officeooo:rsid="00c06356" style:font-weight-asian="normal" style:font-weight-complex="normal"/>
    </style:style>
    <style:style style:name="T50" style:family="text">
      <style:text-properties fo:color="#4c4c4c" loext:opacity="100%" fo:font-weight="normal" officeooo:rsid="00c7253b" style:font-weight-asian="normal" style:font-weight-complex="normal"/>
    </style:style>
    <style:style style:name="T51" style:family="text">
      <style:text-properties fo:color="#4c4c4c" loext:opacity="100%" fo:font-weight="normal" officeooo:rsid="00e8e478" style:font-weight-asian="normal" style:font-weight-complex="normal"/>
    </style:style>
    <style:style style:name="T52" style:family="text">
      <style:text-properties fo:color="#4c4c4c" loext:opacity="100%" fo:font-weight="normal" officeooo:rsid="00f1070c" style:font-weight-asian="normal" style:font-weight-complex="normal"/>
    </style:style>
    <style:style style:name="T53" style:family="text">
      <style:text-properties fo:color="#4c4c4c" loext:opacity="100%" fo:font-weight="normal" officeooo:rsid="00f2134e" style:font-weight-asian="normal" style:font-weight-complex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140212" style:font-weight-asian="normal" style:font-weight-complex="normal"/>
    </style:style>
    <style:style style:name="T56" style:family="text">
      <style:text-properties officeooo:rsid="00150722"/>
    </style:style>
    <style:style style:name="T57" style:family="text">
      <style:text-properties officeooo:rsid="001ac485"/>
    </style:style>
    <style:style style:name="T58" style:family="text">
      <style:text-properties officeooo:rsid="00207634"/>
    </style:style>
    <style:style style:name="T59" style:family="text">
      <style:text-properties officeooo:rsid="0031734e"/>
    </style:style>
    <style:style style:name="T60" style:family="text">
      <style:text-properties officeooo:rsid="00764b04"/>
    </style:style>
    <style:style style:name="T61" style:family="text">
      <style:text-properties officeooo:rsid="00775c96"/>
    </style:style>
    <style:style style:name="T62" style:family="text">
      <style:text-properties officeooo:rsid="007abbdd"/>
    </style:style>
    <style:style style:name="T63" style:family="text">
      <style:text-properties officeooo:rsid="007ba1ee"/>
    </style:style>
    <style:style style:name="T64" style:family="text">
      <style:text-properties officeooo:rsid="007c15bd"/>
    </style:style>
    <style:style style:name="T65" style:family="text">
      <style:text-properties officeooo:rsid="007e6ef4"/>
    </style:style>
    <style:style style:name="T66" style:family="text">
      <style:text-properties officeooo:rsid="00898f7a"/>
    </style:style>
    <style:style style:name="T67" style:family="text">
      <style:text-properties officeooo:rsid="006aa42c"/>
    </style:style>
    <style:style style:name="T68" style:family="text">
      <style:text-properties officeooo:rsid="00981e13"/>
    </style:style>
    <style:style style:name="T69" style:family="text">
      <style:text-properties officeooo:rsid="009875f0"/>
    </style:style>
    <style:style style:name="T70" style:family="text">
      <style:text-properties officeooo:rsid="009b2276"/>
    </style:style>
    <style:style style:name="T71" style:family="text">
      <style:text-properties officeooo:rsid="00aa6d03"/>
    </style:style>
    <style:style style:name="T72" style:family="text">
      <style:text-properties officeooo:rsid="00ab0f14"/>
    </style:style>
    <style:style style:name="T73" style:family="text">
      <style:text-properties officeooo:rsid="00abfab9"/>
    </style:style>
    <style:style style:name="T74" style:family="text">
      <style:text-properties officeooo:rsid="00ae0abf"/>
    </style:style>
    <style:style style:name="T75" style:family="text">
      <style:text-properties officeooo:rsid="00b5084d"/>
    </style:style>
    <style:style style:name="T76" style:family="text">
      <style:text-properties officeooo:rsid="00c21236"/>
    </style:style>
    <style:style style:name="T77" style:family="text">
      <style:text-properties officeooo:rsid="00c5327e"/>
    </style:style>
    <style:style style:name="T78" style:family="text">
      <style:text-properties officeooo:rsid="00c7253b"/>
    </style:style>
    <style:style style:name="T79" style:family="text">
      <style:text-properties officeooo:rsid="00d3c6f2"/>
    </style:style>
    <style:style style:name="T80" style:family="text">
      <style:text-properties officeooo:rsid="00dc6a3b"/>
    </style:style>
    <style:style style:name="T81" style:family="text">
      <style:text-properties fo:color="#000000" loext:opacity="100%" style:text-underline-style="none" officeooo:rsid="00f0acc3"/>
    </style:style>
    <style:style style:name="T82" style:family="text">
      <style:text-properties fo:color="#000000" loext:opacity="100%" officeooo:rsid="00f0acc3"/>
    </style:style>
    <style:style style:name="T83" style:family="text">
      <style:text-properties officeooo:rsid="00f0acc3"/>
    </style:style>
    <style:style style:name="T84" style:family="text">
      <style:text-properties officeooo:rsid="00f54bf1"/>
    </style:style>
    <style:style style:name="T85" style:family="text">
      <style:text-properties style:font-name="Liberation Sans" fo:font-size="28pt" fo:font-weight="bold" officeooo:rsid="00f54bf1" style:font-name-asian="Microsoft YaHei" style:font-size-asian="28pt" style:font-weight-asian="bold" style:font-name-complex="Arial" style:font-size-complex="28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2"/>
      <text:p text:style-name="P2"/>
      <text:p text:style-name="P2"/>
      <text:p text:style-name="P30"><text:span text:style-name="T85">Ember Kernel</text:span> Development <text:span text:style-name="T77">Roadmap</text:span></text:p>
      <text:p text:style-name="P193">by</text:p>
      <text:p text:style-name="P29">Apollo Demetrious Sharpe, Sr.</text:p>
      <text:p text:style-name="P31">0.1</text:p>
      <text:list xml:id="list1212066407" text:style-name="L1">
        <text:list-item>
          <text:p text:style-name="P33">Start documentation for kernelspace</text:p>
          <text:list>
            <text:list-item>
              <text:p text:style-name="P34">Add doxygen comments to each function</text:p>
            </text:list-item>
          </text:list>
        </text:list-item>
      </text:list>
      <text:list xml:id="list2086663815" text:style-name="L2">
        <text:list-item>
          <text:p text:style-name="P168"><text:span text:style-name="Strong_20_Emphasis"><text:span text:style-name="T37">Correctly</text:span></text:span><text:span text:style-name="Strong_20_Emphasis"><text:span text:style-name="T36"> identify </text:span></text:span><text:span text:style-name="Strong_20_Emphasis"><text:span text:style-name="T53">the </text:span></text:span><text:span text:style-name="Strong_20_Emphasis"><text:span text:style-name="T37">system</text:span></text:span><text:span text:style-name="Strong_20_Emphasis"><text:span text:style-name="T36"> as “Pyro” </text:span></text:span><text:span text:style-name="Strong_20_Emphasis"><text:span text:style-name="T52">&amp; </text:span></text:span><text:span text:style-name="Strong_20_Emphasis"><text:span text:style-name="T53">the </text:span></text:span><text:span text:style-name="Strong_20_Emphasis"><text:span text:style-name="T52">kernel as “Ember” </text:span></text:span><text:span text:style-name="Strong_20_Emphasis"><text:span text:style-name="T36">with the correct version number</text:span></text:span><text:span text:style-name="Strong_20_Emphasis"><text:span text:style-name="T53">s</text:span></text:span></text:p>
        </text:list-item>
      </text:list>
      <text:list xml:id="list3093517639" text:style-name="L3">
        <text:list-item>
          <text:list>
            <text:list-item>
              <text:p text:style-name="P35">This includes correctly implementing uname</text:p>
            </text:list-item>
          </text:list>
        </text:list-item>
        <text:list-item>
          <text:p text:style-name="P169"><text:span text:style-name="T9">I</text:span><text:span text:style-name="T7">mplement </text:span><text:span text:style-name="T9">k</text:span><text:span text:style-name="T7">ernelspace as 64-bit system</text:span></text:p>
        </text:list-item>
      </text:list>
      <text:list xml:id="list1780223852" text:style-name="L4">
        <text:list-item>
          <text:p text:style-name="P44">Upgrade to grub2</text:p>
          <text:list>
            <text:list-item>
              <text:p text:style-name="P45">Completely transition from Grub legacy to Grub2</text:p>
            </text:list-item>
          </text:list>
        </text:list-item>
      </text:list>
      <text:list xml:id="list140246641057925" text:continue-list="list3093517639" text:style-name="L3">
        <text:list-item>
          <text:p text:style-name="P46">Add cpp support</text:p>
        </text:list-item>
        <text:list-item>
          <text:p text:style-name="P170"><text:span text:style-name="T23">W</text:span><text:span text:style-name="T34">rite new</text:span><text:span text:style-name="T23"> code for portability </text:span><text:span text:style-name="T34">(from scratch)</text:span></text:p>
          <text:list>
            <text:list-item>
              <text:p text:style-name="P170"><text:span text:style-name="T22">K</text:span><text:span text:style-name="T35">eep</text:span><text:span text:style-name="T22"> platform dependent code </text:span><text:span text:style-name="T35">separate from platform independence code</text:span></text:p>
            </text:list-item>
          </text:list>
        </text:list-item>
      </text:list>
      <text:p text:style-name="P3">0.<text:span text:style-name="T31">2</text:span></text:p>
      <text:list xml:id="list140247718511025" text:continue-numbering="true" text:style-name="L3">
        <text:list-item>
          <text:p text:style-name="P54">Fix virtual memory mapping</text:p>
          <text:list>
            <text:list-item>
              <text:p text:style-name="P46">Add M:N virtual memory mapping</text:p>
            </text:list-item>
            <text:list-item>
              <text:p text:style-name="P55">Remove hardcoded 2GB limit</text:p>
            </text:list-item>
          </text:list>
        </text:list-item>
        <text:list-item>
          <text:p text:style-name="P47">Add module support</text:p>
          <text:list>
            <text:list-item>
              <text:p text:style-name="P56">Dynamic loading &amp; unloading</text:p>
            </text:list-item>
          </text:list>
        </text:list-item>
        <text:list-item>
          <text:p text:style-name="P48">Add full vfs/vnode interface</text:p>
          <text:list>
            <text:list-item>
              <text:p text:style-name="P57">Separate the responsibilities of the vfs &amp; vnode systems</text:p>
            </text:list-item>
          </text:list>
        </text:list-item>
      </text:list>
      <text:p text:style-name="P4">0.<text:span text:style-name="T83">3</text:span></text:p>
      <text:list xml:id="list140246567226238" text:continue-numbering="true" text:style-name="L3">
        <text:list-item>
          <text:p text:style-name="P59">Create object oriented driver infrastructure</text:p>
          <text:list>
            <text:list-item>
              <text:p text:style-name="P49">Rebase drivers in cpp</text:p>
            </text:list-item>
          </text:list>
        </text:list-item>
        <text:list-item>
          <text:p text:style-name="P49">Rebase all on standard driver class with module support</text:p>
          <text:list>
            <text:list-item>
              <text:p text:style-name="P60">All driver objects should be based on a standard object that is easily managed</text:p>
            </text:list-item>
          </text:list>
        </text:list-item>
        <text:list-item>
          <text:p text:style-name="P49">Add memory management driver support</text:p>
          <text:list>
            <text:list-item>
              <text:p text:style-name="P61">Create plugin API for custom memory management for specific devices</text:p>
            </text:list-item>
          </text:list>
        </text:list-item>
        <text:list-item>
          <text:p text:style-name="P49">Add wireless <text:span text:style-name="T71">networking</text:span> support</text:p>
          <text:list>
            <text:list-item>
              <text:p text:style-name="P62">Current network stack does not support wireless networking</text:p>
            </text:list-item>
          </text:list>
        </text:list-item>
      </text:list>
      <text:p text:style-name="P4">0.<text:span text:style-name="T31">4</text:span></text:p>
      <text:list xml:id="list140247873780772" text:continue-numbering="true" text:style-name="L3">
        <text:list-item>
          <text:p text:style-name="P49">Flesh out networking stack into a full subsystem</text:p>
          <text:list>
            <text:list-item>
              <text:p text:style-name="P58">Possibly replace core networking functionality with a more mature stack</text:p>
            </text:list-item>
          </text:list>
        </text:list-item>
        <text:list-item>
          <text:p text:style-name="P49">Add driver events</text:p>
          <text:list>
            <text:list-item>
              <text:p text:style-name="P58">Create framework for devices to send notifications to userspace (e.g. hotswap devices)</text:p>
            </text:list-item>
          </text:list>
        </text:list-item>
        <text:list-item>
          <text:p text:style-name="P63">Modify PCI busmanager to reference PCI vendors &amp; IDs from a text file</text:p>
          <text:list>
            <text:list-item>
              <text:p text:style-name="P63">Use file of IDs from <text:a xlink:type="simple" xlink:href="http://pci-ids.ucw.cz/" text:style-name="Internet_20_link" text:visited-style-name="Visited_20_Internet_20_Link">pci-ids.ucw.cz</text:a></text:p>
            </text:list-item>
            <text:list-item>
              <text:p text:style-name="P63">Parse file into a more usable form</text:p>
            </text:list-item>
          </text:list>
        </text:list-item>
        <text:list-item>
          <text:p text:style-name="P64">Refactor PCI busmanager</text:p>
          <text:list>
            <text:list-item>
              <text:p text:style-name="P64"><text:span text:style-name="T73">PCI busmanager should be</text:span> a generic busmanager</text:p>
            </text:list-item>
            <text:list-item>
              <text:p text:style-name="P64">Refactor AGP busmanager into derivative of PCI busmanager</text:p>
            </text:list-item>
            <text:list-item>
              <text:p text:style-name="P64">Create PCI-X busmanager derived from PCI busmanager</text:p>
            </text:list-item>
            <text:list-item>
              <text:p text:style-name="P64">Create PCIe busmanager derived from PCI busmanager</text:p>
            </text:list-item>
          </text:list>
        </text:list-item>
      </text:list>
      <text:p text:style-name="P5"/>
      <text:p text:style-name="P6">0.<text:span text:style-name="T83">5</text:span></text:p>
      <text:list xml:id="list140246514887212" text:continue-numbering="true" text:style-name="L3">
        <text:list-item>
          <text:p text:style-name="P65">USB</text:p>
          <text:list>
            <text:list-item>
              <text:p text:style-name="P50">Update usb stack to latest libusb</text:p>
            </text:list-item>
            <text:list-item>
              <text:p text:style-name="P65">Create framework for userspace USB drivers (i.e. HID devices)</text:p>
            </text:list-item>
          </text:list>
        </text:list-item>
        <text:list-item>
          <text:p text:style-name="P67">Refactor USB HID driver</text:p>
          <text:list>
            <text:list-item>
              <text:p text:style-name="P67">Implement a plugin-based system with individual plugin for all types of HID devices</text:p>
            </text:list-item>
            <text:list-item>
              <text:p text:style-name="P68">Keyboard &amp; mouse driver need to be individual drivers</text:p>
            </text:list-item>
            <text:list-item>
              <text:p text:style-name="P68">Implement joystick driver</text:p>
            </text:list-item>
          </text:list>
        </text:list-item>
        <text:list-item>
          <text:p text:style-name="P51">Create i2c busmanager</text:p>
          <text:list>
            <text:list-item>
              <text:p text:style-name="P51"><text:s/><text:span text:style-name="T72">Provide support for common devices</text:span></text:p>
            </text:list-item>
            <text:list-item>
              <text:p text:style-name="P171"><text:span text:style-name="T18">Create plugin API for </text:span><text:span text:style-name="T22">driver plugins</text:span></text:p>
            </text:list-item>
          </text:list>
        </text:list-item>
      </text:list>
      <text:p text:style-name="P7">0.<text:span text:style-name="T83">6</text:span></text:p>
      <text:list xml:id="list140247676225324" text:continue-numbering="true" text:style-name="L3">
        <text:list-item>
          <text:p text:style-name="P51">Create FireWire busmanager</text:p>
          <text:list>
            <text:list-item>
              <text:p text:style-name="P69">Structure it similarly to the modified USB busmanager</text:p>
            </text:list-item>
          </text:list>
        </text:list-item>
        <text:list-item>
          <text:p text:style-name="P51">Create Bluetooth busmanager</text:p>
          <text:list>
            <text:list-item>
              <text:p text:style-name="P69">Structure it similarly to the modified USB busmanager</text:p>
            </text:list-item>
          </text:list>
        </text:list-item>
      </text:list>
      <text:list xml:id="list3818967125" text:style-name="L5">
        <text:list-item>
          <text:p text:style-name="P183"><text:span text:style-name="T17">C</text:span><text:span text:style-name="T6">licking on text should </text:span><text:span text:style-name="T17">have specific effects</text:span></text:p>
          <text:list>
            <text:list-item>
              <text:p text:style-name="P70"><text:span text:style-name="T64">Double clicking – </text:span>select <text:span text:style-name="T64">word</text:span></text:p>
            </text:list-item>
            <text:list-item>
              <text:p text:style-name="P72">Triple clicking – select line</text:p>
            </text:list-item>
            <text:list-item>
              <text:p text:style-name="P72">Quad clicking – select entire passage</text:p>
            </text:list-item>
          </text:list>
        </text:list-item>
        <text:list-item>
          <text:p text:style-name="P73">Email</text:p>
          <text:list>
            <text:list-item>
              <text:p text:style-name="P73">Rename Whisperer to Email</text:p>
            </text:list-item>
          </text:list>
        </text:list-item>
        <text:list-item>
          <text:p text:style-name="P74"><text:span text:style-name="T69">Replace </text:span>Aview <text:span text:style-name="T69">with </text:span>ImageViewer</text:p>
          <text:list>
            <text:list-item>
              <text:p text:style-name="P148">Replace AView, with Jonas' much more advanced ImageViewer</text:p>
            </text:list-item>
          </text:list>
        </text:list-item>
      </text:list>
      <text:list xml:id="list140248034166201" text:continue-list="list140247676225324" text:style-name="L3">
        <text:list-item>
          <text:p text:style-name="P49">Add IPv6 protocol</text:p>
          <text:list>
            <text:list-item>
              <text:p text:style-name="P62">Current network stack does not support IPv6</text:p>
            </text:list-item>
          </text:list>
        </text:list-item>
      </text:list>
      <text:p text:style-name="P4">0.<text:span text:style-name="T81">7</text:span></text:p>
      <text:list xml:id="list140246908824639" text:continue-numbering="true" text:style-name="L3">
        <text:list-item>
          <text:p text:style-name="P76">Implement new loading screen</text:p>
          <text:list>
            <text:list-item>
              <text:p text:style-name="P76">Replace the console-based loader with a GUI-based loader</text:p>
            </text:list-item>
          </text:list>
        </text:list-item>
      </text:list>
      <text:list xml:id="list140246592549197" text:continue-list="list3818967125" text:style-name="L5">
        <text:list-item>
          <text:p text:style-name="P184"><text:span text:style-name="T6">Button </text:span><text:span text:style-name="T32">bar </text:span><text:span text:style-name="T6">– </text:span><text:span text:style-name="T33">Framework: Bars</text:span></text:p>
          <text:list>
            <text:list-item>
              <text:p text:style-name="P77">Standard buttons should always be in a consistent order</text:p>
              <text:list>
                <text:list-item>
                  <text:p text:style-name="P77">OK, Cancel, Close, etc.</text:p>
                </text:list-item>
              </text:list>
            </text:list-item>
          </text:list>
        </text:list-item>
        <text:list-item>
          <text:p text:style-name="P184"><text:span text:style-name="T6">Status </text:span><text:span text:style-name="T32">bar </text:span><text:span text:style-name="T6">– </text:span><text:span text:style-name="T33">Framework: Bars</text:span></text:p>
          <text:list>
            <text:list-item>
              <text:p text:style-name="P78">Specific types of status bars</text:p>
              <text:list>
                <text:list-item>
                  <text:p text:style-name="P80">Create status bars for specific usages</text:p>
                </text:list-item>
              </text:list>
            </text:list-item>
          </text:list>
        </text:list-item>
        <text:list-item>
          <text:p text:style-name="P184"><text:span text:style-name="T6">file requester dialog – </text:span><text:span text:style-name="T33">Framework: </text:span><text:span text:style-name="T6">Dialogs</text:span></text:p>
          <text:list>
            <text:list-item>
              <text:p text:style-name="P81">Needs to be split out from libpyro</text:p>
            </text:list-item>
          </text:list>
        </text:list-item>
        <text:list-item>
          <text:p text:style-name="P174"><text:span text:style-name="T6">file access menubar</text:span><text:span text:style-name="T20"> – Framework: Menus</text:span></text:p>
          <text:list>
            <text:list-item>
              <text:p text:style-name="P82">Implement file menubar using commonly used file functions (new, open, save, saveall)</text:p>
            </text:list-item>
          </text:list>
        </text:list-item>
        <text:list-item>
          <text:p text:style-name="P184"><text:span text:style-name="T6">editing menubar – </text:span><text:span text:style-name="T33">Framework: </text:span><text:span text:style-name="T6">Menus</text:span></text:p>
          <text:list>
            <text:list-item>
              <text:p text:style-name="P83">Implement editing menubar using commonly used editing functions (cut, copy, paste, undo, redo)</text:p>
            </text:list-item>
          </text:list>
        </text:list-item>
      </text:list>
      <text:p text:style-name="P10"/>
      <text:p text:style-name="P11">0.<text:span text:style-name="T81">8</text:span></text:p>
      <text:list xml:id="list140246594853651" text:continue-numbering="true" text:style-name="L5">
        <text:list-item>
          <text:p text:style-name="P78">calendarview – <text:span text:style-name="T79">Framework: </text:span>Views</text:p>
          <text:list>
            <text:list-item>
              <text:p text:style-name="P149">Needs to be split out from libpyro</text:p>
            </text:list-item>
          </text:list>
        </text:list-item>
        <text:list-item>
          <text:p text:style-name="P175"><text:span text:style-name="Strong_20_Emphasis"><text:span text:style-name="T36">Archiver</text:span></text:span></text:p>
          <text:list>
            <text:list-item>
              <text:p text:style-name="P154">A new version of Archiver</text:p>
            </text:list-item>
          </text:list>
        </text:list-item>
        <text:list-item>
          <text:p text:style-name="P175"><text:span text:style-name="Strong_20_Emphasis"><text:span text:style-name="T36">Downloader</text:span></text:span></text:p>
          <text:list>
            <text:list-item>
              <text:p text:style-name="P36">A downloader app that will use "wget"</text:p>
            </text:list-item>
          </text:list>
        </text:list-item>
        <text:list-item>
          <text:p text:style-name="P174"><text:span text:style-name="T6">file browser view </text:span><text:span text:style-name="T20">(directoryview) – Framework: Views</text:span></text:p>
          <text:list>
            <text:list-item>
              <text:p text:style-name="P84">Needs to be split out from libpyro</text:p>
            </text:list-item>
            <text:list-item>
              <text:p text:style-name="P174"><text:span text:style-name="Strong_20_Emphasis"><text:span text:style-name="T50">Boot drive should always be listed first in file manager</text:span></text:span><text:span text:style-name="T78"> </text:span></text:p>
            </text:list-item>
          </text:list>
        </text:list-item>
        <text:list-item>
          <text:p text:style-name="P185"><text:span text:style-name="T6">disk view</text:span><text:span text:style-name="T20"> – Framework: Views</text:span></text:p>
          <text:list>
            <text:list-item>
              <text:p text:style-name="P97">Disk partition creation, destruction, &amp; cloning</text:p>
            </text:list-item>
            <text:list-item>
              <text:p text:style-name="P97">Disk formating</text:p>
            </text:list-item>
          </text:list>
        </text:list-item>
      </text:list>
      <text:p text:style-name="P13">0.<text:span text:style-name="T83">9</text:span></text:p>
      <text:list xml:id="list140248096025359" text:continue-list="list1212066407" text:style-name="L1">
        <text:list-item>
          <text:p text:style-name="P33">Start documentation for userspace</text:p>
          <text:list>
            <text:list-item>
              <text:p text:style-name="P151">Add doxygen comments to each function</text:p>
            </text:list-item>
          </text:list>
        </text:list-item>
      </text:list>
      <text:list xml:id="list1596380211" text:style-name="L6">
        <text:list-item>
          <text:p text:style-name="P186"><text:span text:style-name="T9">I</text:span><text:span text:style-name="T10">mplement </text:span><text:span text:style-name="T9">user</text:span><text:span text:style-name="T10">space as 64-bit system</text:span></text:p>
        </text:list-item>
        <text:list-item>
          <text:p text:style-name="P98">Servermanager</text:p>
          <text:list>
            <text:list-item>
              <text:p text:style-name="P98">Server starting/stopping/restarting</text:p>
            </text:list-item>
            <text:list-item>
              <text:p text:style-name="P98">Keep track of each server's port</text:p>
            </text:list-item>
            <text:list-item>
              <text:p text:style-name="P37">Create standard server class</text:p>
            </text:list-item>
          </text:list>
        </text:list-item>
      </text:list>
      <text:list xml:id="list140248164520733" text:continue-list="list140246594853651" text:style-name="L5">
        <text:list-item>
          <text:p text:style-name="P99">Printserver</text:p>
          <text:list>
            <text:list-item>
              <text:p text:style-name="P99">Manages print queue</text:p>
            </text:list-item>
            <text:list-item>
              <text:p text:style-name="P99">Manage print protocol<text:span text:style-name="T56">s</text:span> (via plugins)</text:p>
            </text:list-item>
            <text:list-item>
              <text:p text:style-name="P100">Manage printing formats (via plugins)</text:p>
            </text:list-item>
          </text:list>
        </text:list-item>
        <text:list-item>
          <text:p text:style-name="P155">libprint</text:p>
          <text:list>
            <text:list-item>
              <text:p text:style-name="P155"><text:span text:style-name="T3">Control interface for </text:span><text:span text:style-name="T4">Printserver</text:span></text:p>
            </text:list-item>
            <text:list-item>
              <text:p text:style-name="P100">Printing API for integrated printing support</text:p>
            </text:list-item>
          </text:list>
        </text:list-item>
      </text:list>
      <text:p text:style-name="P16">0.<text:span text:style-name="T31">10</text:span></text:p>
      <text:list xml:id="list140247704195371" text:continue-numbering="true" text:style-name="L5">
        <text:list-item>
          <text:p text:style-name="P101">Notificationserver</text:p>
          <text:list>
            <text:list-item>
              <text:p text:style-name="P101"><text:span text:style-name="T60">B</text:span>ase off of standard server class</text:p>
            </text:list-item>
            <text:list-item>
              <text:p text:style-name="P101">Displays notifications on the desktop</text:p>
              <text:list>
                <text:list-item>
                  <text:p text:style-name="P101">Organizes notifications from apps &amp; other sources</text:p>
                </text:list-item>
                <text:list-item>
                  <text:p text:style-name="P101">Displays notifications in chronologi<text:span text:style-name="T75">c</text:span>al order</text:p>
                </text:list-item>
                <text:list-item>
                  <text:p text:style-name="P101">Notifications displayed based on configuration</text:p>
                </text:list-item>
                <text:list-item>
                  <text:p text:style-name="P101">Notifications displayed or hidden based on priority</text:p>
                </text:list-item>
              </text:list>
            </text:list-item>
          </text:list>
        </text:list-item>
        <text:list-item>
          <text:p text:style-name="P102">Daemonserver</text:p>
          <text:list>
            <text:list-item>
              <text:p text:style-name="P156"><text:span text:style-name="T2">B</text:span><text:span text:style-name="T1">ase off of standard server class</text:span></text:p>
            </text:list-item>
            <text:list-item>
              <text:p text:style-name="P156">Binaries go into: /system/extentions/services/</text:p>
              <text:list>
                <text:list-item>
                  <text:p text:style-name="P156">/system/services/SERVICENAME/start</text:p>
                  <text:list>
                    <text:list-item>
                      <text:p text:style-name="P156">When a service is launched, it doesn't do anything, untill it's told to "start".</text:p>
                    </text:list-item>
                  </text:list>
                </text:list-item>
                <text:list-item>
                  <text:p text:style-name="P156">/system/services/SERVICENAME/stop</text:p>
                  <text:list>
                    <text:list-item>
                      <text:p text:style-name="P156">A service can be told to "stop" doing whatever it's doing, but will still be running.</text:p>
                    </text:list-item>
                  </text:list>
                </text:list-item>
                <text:list-item>
                  <text:p text:style-name="P156">/system/services/SERVICENAME/restart</text:p>
                  <text:list>
                    <text:list-item>
                      <text:p text:style-name="P156">A "restart" should "terminate", launch, and "start" the service.</text:p>
                    </text:list-item>
                  </text:list>
                </text:list-item>
                <text:list-item>
                  <text:p text:style-name="P156">/system/services/SERVICENAME/terminate</text:p>
                  <text:list>
                    <text:list-item>
                      <text:p text:style-name="P156">To stop a service completely, it should be told to "terminate".</text:p>
                    </text:list-item>
                  </text:list>
                </text:list-item>
                <text:list-item>
                  <text:p text:style-name="P156"><text:soft-page-break/>/system/services/SERVICENAME/pause</text:p>
                  <text:list>
                    <text:list-item>
                      <text:p text:style-name="P156">In some services it may be <text:span text:style-name="T61">practical</text:span> to support "pause", instead of having to call "stop" and "start".</text:p>
                    </text:list-item>
                  </text:list>
                </text:list-item>
                <text:list-item>
                  <text:p text:style-name="P156">/system/services/SERVICENAME/configure</text:p>
                  <text:list>
                    <text:list-item>
                      <text:p text:style-name="P150">The service should show a configuration window</text:p>
                    </text:list-item>
                  </text:list>
                </text:list-item>
              </text:list>
            </text:list-item>
          </text:list>
        </text:list-item>
      </text:list>
      <text:p text:style-name="P18">0.<text:span text:style-name="T31">11</text:span></text:p>
      <text:list xml:id="list140247171639985" text:continue-numbering="true" text:style-name="L5">
        <text:list-item>
          <text:p text:style-name="P85">Web browser</text:p>
          <text:list>
            <text:list-item>
              <text:p text:style-name="P85">Port Netsurf or WebKit</text:p>
            </text:list-item>
            <text:list-item>
              <text:p text:style-name="P104">Or rewrite ABrowse</text:p>
            </text:list-item>
          </text:list>
        </text:list-item>
      </text:list>
      <text:list xml:id="list77211682" text:style-name="L7">
        <text:list-item>
          <text:p text:style-name="P161">Improve POSIX tools</text:p>
          <text:list>
            <text:list-item>
              <text:p text:style-name="P152">POSIX commandline tools need to be double checked for correct options, functionality, &amp; return codes</text:p>
            </text:list-item>
          </text:list>
        </text:list-item>
      </text:list>
      <text:list xml:id="list140246768601580" text:continue-list="list140247171639985" text:style-name="L5">
        <text:list-item>
          <text:p text:style-name="P86">Processserver</text:p>
          <text:list>
            <text:list-item>
              <text:p text:style-name="P86"><text:span text:style-name="T60">B</text:span>ase off of standard server class</text:p>
            </text:list-item>
            <text:list-item>
              <text:p text:style-name="P105">Split process management out into a separate process server</text:p>
            </text:list-item>
            <text:list-item>
              <text:p text:style-name="P176"><text:span text:style-name="T22">Manage all processes, </text:span><text:span text:style-name="T27">including waiters (but not servers)</text:span></text:p>
            </text:list-item>
          </text:list>
        </text:list-item>
      </text:list>
      <text:p text:style-name="P15">0.<text:span text:style-name="T31">12</text:span></text:p>
      <text:list xml:id="list140247175915355" text:continue-numbering="true" text:style-name="L5">
        <text:list-item>
          <text:p text:style-name="P87">Inputserver</text:p>
          <text:list>
            <text:list-item>
              <text:p text:style-name="P105">Rebase off of standard server class</text:p>
            </text:list-item>
          </text:list>
        </text:list-item>
        <text:list-item>
          <text:p text:style-name="P111">libinput</text:p>
          <text:list>
            <text:list-item>
              <text:p text:style-name="P114">API for connecting to Inputserver as a client</text:p>
            </text:list-item>
            <text:list-item>
              <text:p text:style-name="P106">Create joystick/gamepad framework as a plugin</text:p>
            </text:list-item>
          </text:list>
        </text:list-item>
        <text:list-item>
          <text:p text:style-name="P88">Volumeserver(LVM)</text:p>
          <text:list>
            <text:list-item>
              <text:p text:style-name="P88">Rebase off of standard server class</text:p>
            </text:list-item>
            <text:list-item>
              <text:p text:style-name="P107">Add auto-mounting support</text:p>
            </text:list-item>
          </text:list>
        </text:list-item>
        <text:list-item>
          <text:p text:style-name="P112">libstorage</text:p>
          <text:list>
            <text:list-item>
              <text:p text:style-name="P112">Control interface for Volumeserver</text:p>
            </text:list-item>
            <text:list-item>
              <text:p text:style-name="P112">Contains disk management API</text:p>
            </text:list-item>
            <text:list-item>
              <text:p text:style-name="P157">Contains partition management API</text:p>
            </text:list-item>
            <text:list-item>
              <text:p text:style-name="P107">Contains volume management API</text:p>
            </text:list-item>
          </text:list>
        </text:list-item>
      </text:list>
      <text:p text:style-name="P19">0.13</text:p>
      <text:list xml:id="list140247528352811" text:continue-numbering="true" text:style-name="L5">
        <text:list-item>
          <text:p text:style-name="P89">volume view<text:span text:style-name="T59"> – Framework: Views</text:span></text:p>
          <text:list>
            <text:list-item>
              <text:p text:style-name="P177"><text:span text:style-name="Strong_20_Emphasis"><text:span text:style-name="T10">Based on Volumeserver </text:span></text:span><text:span text:style-name="Strong_20_Emphasis"><text:span text:style-name="T12">(via libstorage)</text:span></text:span></text:p>
            </text:list-item>
          </text:list>
        </text:list-item>
        <text:list-item>
          <text:p text:style-name="P177"><text:span text:style-name="Strong_20_Emphasis"><text:span text:style-name="T15">Improve Text Editor</text:span></text:span></text:p>
          <text:list>
            <text:list-item>
              <text:p text:style-name="P38"><text:span text:style-name="T76">Rename from </text:span>Aedit to Editor</text:p>
            </text:list-item>
            <text:list-item>
              <text:p text:style-name="P177"><text:span text:style-name="Strong_20_Emphasis"><text:span text:style-name="T13">Fix find/replace functionality &amp; GUI</text:span></text:span></text:p>
            </text:list-item>
          </text:list>
        </text:list-item>
      </text:list>
      <text:list xml:id="list649888699" text:style-name="L8">
        <text:list-item>
          <text:p text:style-name="P191"><text:span text:style-name="Strong_20_Emphasis"><text:span text:style-name="T36">Update or replace init program</text:span></text:span></text:p>
          <text:list>
            <text:list-item>
              <text:p text:style-name="P191"><text:span text:style-name="Strong_20_Emphasis"><text:span text:style-name="T39">Could possibly directly run the Servermanager &amp; start other programs via the Processserver</text:span></text:span></text:p>
            </text:list-item>
          </text:list>
        </text:list-item>
      </text:list>
      <text:p text:style-name="P8"/>
      <text:p text:style-name="P9">0.<text:span text:style-name="T31">14</text:span></text:p>
      <text:list xml:id="list140247345752020" text:continue-list="list140246908824639" text:style-name="L3">
        <text:list-item>
          <text:p text:style-name="P52">Add UDF support</text:p>
          <text:list>
            <text:list-item>
              <text:p text:style-name="P172"><text:span text:style-name="T19">U</text:span><text:span text:style-name="T22">nify with CD-ROM support</text:span></text:p>
            </text:list-item>
          </text:list>
        </text:list-item>
        <text:list-item>
          <text:p text:style-name="P39">PDF viewer</text:p>
          <text:list>
            <text:list-item>
              <text:p text:style-name="P40">Xpdf needs to be replaced</text:p>
              <text:list>
                <text:list-item>
                  <text:p text:style-name="P40">It is very primitive &amp; is prone to crashing</text:p>
                </text:list-item>
                <text:list-item>
                  <text:p text:style-name="P40">The <text:span text:style-name="T70">GUI</text:span> it very basic &amp; not very helpful</text:p>
                </text:list-item>
                <text:list-item>
                  <text:p text:style-name="P41">Needs to optionally display side index panel</text:p>
                </text:list-item>
                <text:list-item>
                  <text:p text:style-name="P41">Needs to present entire document as one scrollable view</text:p>
                </text:list-item>
              </text:list>
            </text:list-item>
          </text:list>
        </text:list-item>
      </text:list>
      <text:list xml:id="list140248251621530" text:continue-list="list140247528352811" text:style-name="L5">
        <text:list-item>
          <text:p text:style-name="P178"><text:span text:style-name="T7">Remove hard-coded icons </text:span><text:span text:style-name="T8">&amp;</text:span><text:span text:style-name="T7"> pointers from </text:span><text:span text:style-name="T8">all servers</text:span></text:p>
          <text:list>
            <text:list-item>
              <text:p text:style-name="P178"><text:span text:style-name="T8">I</text:span><text:span text:style-name="T11">cons &amp; pointers should be dynamically loadable (&amp; reloadable)</text:span></text:p>
            </text:list-item>
          </text:list>
        </text:list-item>
        <text:list-item>
          <text:p text:style-name="P90"><text:span text:style-name="T54">Remove hard-coded icons </text:span><text:span text:style-name="T55">&amp;</text:span><text:span text:style-name="T54"> pointers from </text:span><text:span text:style-name="T55">all libraries</text:span></text:p>
          <text:list>
            <text:list-item>
              <text:p text:style-name="P42">Icons &amp; pointers should be dynamically loadable (&amp; reloadable)</text:p>
            </text:list-item>
          </text:list>
        </text:list-item>
      </text:list>
      <text:p text:style-name="P3">0.<text:span text:style-name="T83">15</text:span></text:p>
      <text:list xml:id="list140247405496062" text:continue-numbering="true" text:style-name="L5">
        <text:list-item>
          <text:p text:style-name="P115">Implement screensaver infrastructure</text:p>
        </text:list-item>
        <text:list-item>
          <text:p text:style-name="P115">Create Inputmanager plugin to start screensaver when no input is entered for a specified timelimit</text:p>
        </text:list-item>
        <text:list-item>
          <text:p text:style-name="P115">Pause plugin while during video/movie &amp; gameplay</text:p>
        </text:list-item>
        <text:list-item>
          <text:p text:style-name="P116">Create at least 3 screensavers (with settings)</text:p>
        </text:list-item>
      </text:list>
      <text:list xml:id="list140246248395619" text:continue-list="list77211682" text:style-name="L7">
        <text:list-item>
          <text:p text:style-name="P117">Task Switcher</text:p>
          <text:list>
            <text:list-item>
              <text:p text:style-name="P119">Pressing Alt + Tab opens task switcher<text:span text:style-name="T67"> </text:span>&amp; selects current foreground app</text:p>
            </text:list-item>
            <text:list-item>
              <text:p text:style-name="P119">Releasing Alt closes task switcher</text:p>
            </text:list-item>
            <text:list-item>
              <text:p text:style-name="P119">Holding Alt keeps task switcher open</text:p>
            </text:list-item>
            <text:list-item>
              <text:p text:style-name="P119">Pressing Tab selects next app in the list</text:p>
            </text:list-item>
            <text:list-item>
              <text:p text:style-name="P119">Pressing Shift + Tab selects previous app in the list</text:p>
            </text:list-item>
            <text:list-item>
              <text:p text:style-name="P120">Switching to app that's on another desktop also switches desktops</text:p>
            </text:list-item>
          </text:list>
        </text:list-item>
      </text:list>
      <text:p text:style-name="P14">0.<text:span text:style-name="T83">16</text:span></text:p>
      <text:list xml:id="list140247829548616" text:continue-list="list140247345752020" text:style-name="L3">
        <text:list-item>
          <text:p text:style-name="P121">Fix (or rewrite) AFS</text:p>
          <text:list>
            <text:list-item>
              <text:p text:style-name="P52"><text:span text:style-name="T74">Track down</text:span> bugs that cause whole partition to be unusable</text:p>
            </text:list-item>
            <text:list-item>
              <text:p text:style-name="P109">Increase formatable size of AFS drive past 128GB</text:p>
            </text:list-item>
          </text:list>
        </text:list-item>
      </text:list>
      <text:list xml:id="list64157138" text:style-name="L9">
        <text:list-item>
          <text:p text:style-name="P110">Add reloading ability to bitmap class</text:p>
        </text:list-item>
      </text:list>
      <text:list xml:id="list140246495704851" text:continue-list="list140247405496062" text:style-name="L5">
        <text:list-item>
          <text:list>
            <text:list-item>
              <text:p text:style-name="P122">Facilitates theme management</text:p>
            </text:list-item>
          </text:list>
        </text:list-item>
        <text:list-item>
          <text:p text:style-name="P123">Add <text:span text:style-name="T62">option to back</text:span> bitmap class <text:span text:style-name="T62">with video card memory</text:span></text:p>
          <text:list>
            <text:list-item>
              <text:p text:style-name="P122">Facilitates using accelerated functions on bitmap data</text:p>
            </text:list-item>
          </text:list>
        </text:list-item>
        <text:list-item>
          <text:p text:style-name="P91">Add theme (decor, icons, fonts, cursors) support</text:p>
          <text:list>
            <text:list-item>
              <text:p text:style-name="P123">Create cache for GUI elements</text:p>
            </text:list-item>
          </text:list>
        </text:list-item>
        <text:list-item>
          <text:p text:style-name="P91">Add xml support for settings files</text:p>
          <text:list>
            <text:list-item>
              <text:p text:style-name="P124">Use xml as the backing store for all settings files</text:p>
            </text:list-item>
            <text:list-item>
              <text:p text:style-name="P124">Implement option to store file as binary data</text:p>
            </text:list-item>
          </text:list>
        </text:list-item>
        <text:list-item>
          <text:p text:style-name="P91">Add scalable icon support (maybe SVG or our own format)</text:p>
          <text:list>
            <text:list-item>
              <text:p text:style-name="P124">Provide an alternative for the current need of loading multiple sizes of the same icon</text:p>
            </text:list-item>
          </text:list>
        </text:list-item>
        <text:list-item>
          <text:p text:style-name="P125">Add tooltips support</text:p>
          <text:list>
            <text:list-item>
              <text:p text:style-name="P124">Implement tooltips that popup when mouse hovers over an application's GUI element</text:p>
            </text:list-item>
          </text:list>
        </text:list-item>
        <text:list-item>
          <text:p text:style-name="P125">Add splash screen support</text:p>
          <text:list>
            <text:list-item>
              <text:p text:style-name="P124">Implement splash screen to popup while application is loading</text:p>
            </text:list-item>
          </text:list>
        </text:list-item>
        <text:list-item>
          <text:p text:style-name="P124">Add modal window support</text:p>
          <text:list>
            <text:list-item>
              <text:p text:style-name="P124">When modal window is active for current application, none of it's other windows should <text:soft-page-break/>respond to user input -only the modal window should respond to user input</text:p>
            </text:list-item>
            <text:list-item>
              <text:p text:style-name="P124">If modal window is active, selecting application from the Dock's taskbar brings all of it's windows to the foreground -with the modal window on top</text:p>
            </text:list-item>
            <text:list-item>
              <text:p text:style-name="P124">Modal windows do not show up as additional windows on the Dock's taskbar</text:p>
            </text:list-item>
            <text:list-item>
              <text:p text:style-name="P124">Most applications' dialog windows should be modal windows</text:p>
            </text:list-item>
          </text:list>
        </text:list-item>
      </text:list>
      <text:p text:style-name="P12">0.<text:span text:style-name="T83">17</text:span></text:p>
      <text:list xml:id="list3695350451" text:style-name="L10">
        <text:list-item>
          <text:p text:style-name="P127">Improve time support</text:p>
        </text:list-item>
      </text:list>
      <text:list xml:id="list140248030162191" text:continue-list="list140246495704851" text:style-name="L5">
        <text:list-item>
          <text:list>
            <text:list-item>
              <text:p text:style-name="P71">Add GetWeek() to os::DateTime</text:p>
            </text:list-item>
            <text:list-item>
              <text:p text:style-name="P71">Add timezone support</text:p>
            </text:list-item>
            <text:list-item>
              <text:p text:style-name="P128">Add automatic daylight savings time support</text:p>
            </text:list-item>
          </text:list>
        </text:list-item>
        <text:list-item>
          <text:p text:style-name="P71">Add more <text:span text:style-name="T63">drop down</text:span> GUI elements</text:p>
          <text:list>
            <text:list-item>
              <text:p text:style-name="P71">Base these on DropdownMenus</text:p>
              <text:list>
                <text:list-item>
                  <text:p text:style-name="P71">ListBox</text:p>
                </text:list-item>
                <text:list-item>
                  <text:p text:style-name="P71">DropDownList</text:p>
                </text:list-item>
                <text:list-item>
                  <text:p text:style-name="P71">ComboBox</text:p>
                </text:list-item>
              </text:list>
            </text:list-item>
          </text:list>
        </text:list-item>
        <text:list-item>
          <text:p text:style-name="P71">Modify DropdownMenu's behavior</text:p>
          <text:list>
            <text:list-item>
              <text:p text:style-name="P103">Change DropdownMenu so it's activated no matter where you click. Now, you have to click on the arrow on the right.</text:p>
            </text:list-item>
          </text:list>
        </text:list-item>
        <text:list-item>
          <text:p text:style-name="P79">Add radiomenu</text:p>
          <text:list>
            <text:list-item>
              <text:p text:style-name="P124">Implement Radiomenu as a menu item</text:p>
            </text:list-item>
          </text:list>
        </text:list-item>
        <text:list-item>
          <text:p text:style-name="P129">Modify Tabview</text:p>
          <text:list>
            <text:list-item>
              <text:p text:style-name="P75"><text:span text:style-name="T65">Add</text:span> context menu <text:span text:style-name="T65">to</text:span> tabs</text:p>
            </text:list-item>
            <text:list-item>
              <text:p text:style-name="P75"><text:span text:style-name="T65">Add</text:span> optional close icon <text:span text:style-name="T65">to</text:span> tabs</text:p>
            </text:list-item>
            <text:list-item>
              <text:p text:style-name="P75"><text:span text:style-name="T65">Add support to</text:span> display tabs along the <text:span text:style-name="T65">sides &amp;</text:span> bottom of view</text:p>
            </text:list-item>
          </text:list>
        </text:list-item>
        <text:list-item>
          <text:p text:style-name="P130">Rewrite Treeview as it's own class</text:p>
          <text:list>
            <text:list-item>
              <text:p text:style-name="P130">Maybe as a list of Listviews</text:p>
            </text:list-item>
          </text:list>
        </text:list-item>
        <text:list-item>
          <text:p text:style-name="P158">Implement proper multi-select for Listview &amp; Treeview</text:p>
          <text:list>
            <text:list-item>
              <text:p text:style-name="P130">holding shift or ctrl while selecting process should also select all of its threads</text:p>
            </text:list-item>
            <text:list-item>
              <text:p text:style-name="P158">holding shift while selecting multiple threads selects all of the threads between the first &amp; last threads selected, inclusively</text:p>
            </text:list-item>
            <text:list-item>
              <text:p text:style-name="P158">holding ctrl while selecting multiple threads selects all of those threads simultaneously</text:p>
            </text:list-item>
          </text:list>
        </text:list-item>
        <text:list-item>
          <text:p text:style-name="P163">Add module support in utils section</text:p>
          <text:list>
            <text:list-item>
              <text:p text:style-name="P164">Implement standard way for applications to use their own plugins</text:p>
            </text:list-item>
          </text:list>
        </text:list-item>
      </text:list>
      <text:p text:style-name="P3">0.<text:span text:style-name="T83">18</text:span></text:p>
      <text:list xml:id="list140247852724975" text:continue-list="list140246248395619" text:style-name="L7">
        <text:list-item>
          <text:p text:style-name="P117">Desktop Switcher</text:p>
          <text:list>
            <text:list-item>
              <text:p text:style-name="P120">Hovering mouse over Dock plugin opens mini switcher view to allow instant selection from all desktops</text:p>
            </text:list-item>
          </text:list>
        </text:list-item>
        <text:list-item>
          <text:p text:style-name="P118">Dock</text:p>
          <text:list>
            <text:list-item>
              <text:p text:style-name="P131">Fix sizing &amp; layout issues for <text:span text:style-name="T66">dock </text:span>side positionings</text:p>
            </text:list-item>
            <text:list-item>
              <text:p text:style-name="P131">Fix sizing &amp; layout issues for dock plugins</text:p>
            </text:list-item>
            <text:list-item>
              <text:p text:style-name="P132">Add optional secondary dock that holds most recently used (&amp; pinned) apps</text:p>
            </text:list-item>
            <text:list-item>
              <text:p text:style-name="P133">Store menu entries as attribute list for /Applications directory</text:p>
            </text:list-item>
            <text:list-item>
              <text:p text:style-name="P133">Dedicate a thread to reading executables list on tarballed apps &amp; copying them to menu entries attribute list</text:p>
            </text:list-item>
            <text:list-item>
              <text:p text:style-name="P134">Activate Pyro menu when Windows key is pressed</text:p>
            </text:list-item>
          </text:list>
        </text:list-item>
        <text:list-item>
          <text:p text:style-name="P187"><text:span text:style-name="Strong_20_Emphasis"><text:span text:style-name="T44">F</text:span></text:span><text:span text:style-name="Strong_20_Emphasis"><text:span text:style-name="T36">ileBrowser</text:span></text:span></text:p>
          <text:list>
            <text:list-item>
              <text:p text:style-name="P187"><text:span text:style-name="Strong_20_Emphasis"><text:span text:style-name="T49">Renamed from</text:span></text:span><text:span text:style-name="Strong_20_Emphasis"><text:span text:style-name="T42"> </text:span></text:span><text:span text:style-name="Strong_20_Emphasis"><text:span text:style-name="T44">Ef</text:span></text:span><text:span text:style-name="Strong_20_Emphasis"><text:span text:style-name="T42">ileBrowser</text:span></text:span></text:p>
            </text:list-item>
            <text:list-item>
              <text:p text:style-name="P187"><text:soft-page-break/><text:span text:style-name="T30">Reb</text:span><text:span text:style-name="T22">ase on views obtained from various frameworks</text:span></text:p>
            </text:list-item>
          </text:list>
        </text:list-item>
        <text:list-item>
          <text:p text:style-name="P188"><text:span text:style-name="Strong_20_Emphasis"><text:span text:style-name="T46">Desktop i</text:span></text:span><text:span text:style-name="Strong_20_Emphasis"><text:span text:style-name="T45">ndependence</text:span></text:span></text:p>
          <text:list>
            <text:list-item>
              <text:p text:style-name="P188"><text:span text:style-name="Strong_20_Emphasis"><text:span text:style-name="T45">All desktops should optionally be able to have different backgrounds, icons, layouts, and </text:span></text:span><text:span text:style-name="Strong_20_Emphasis"><text:span text:style-name="T46">taskbars within the </text:span></text:span><text:span text:style-name="Strong_20_Emphasis"><text:span text:style-name="T45">Dock</text:span></text:span></text:p>
            </text:list-item>
            <text:list-item>
              <text:p text:style-name="P189"><text:span text:style-name="Strong_20_Emphasis"><text:span text:style-name="T47">Secondary dock (with recently used apps) should also be based on desktop independence</text:span></text:span></text:p>
            </text:list-item>
          </text:list>
        </text:list-item>
        <text:list-item>
          <text:p text:style-name="P135">Update (or re-port) BFS</text:p>
          <text:list>
            <text:list-item>
              <text:p text:style-name="P189"><text:span text:style-name="Strong_20_Emphasis"><text:span text:style-name="T16">BFS needs to work with new filesystem infrastructure</text:span></text:span></text:p>
            </text:list-item>
          </text:list>
        </text:list-item>
      </text:list>
      <text:p text:style-name="P27">0.<text:span text:style-name="T31">19</text:span></text:p>
      <text:list xml:id="list140246354376843" text:continue-list="list140248030162191" text:style-name="L5">
        <text:list-item>
          <text:p text:style-name="P179"><text:span text:style-name="Strong_20_Emphasis"><text:span text:style-name="T40">Preferences</text:span></text:span></text:p>
          <text:list>
            <text:list-item>
              <text:p text:style-name="P179"><text:span text:style-name="Strong_20_Emphasis"><text:span text:style-name="T40">Create actual Preferences application</text:span></text:span></text:p>
              <text:list>
                <text:list-item>
                  <text:p text:style-name="P179"><text:span text:style-name="Strong_20_Emphasis"><text:span text:style-name="T40">Preferences for specific elements of the OS will be implemented as plugins</text:span></text:span></text:p>
                </text:list-item>
                <text:list-item>
                  <text:p text:style-name="P179"><text:span text:style-name="Strong_20_Emphasis"><text:span text:style-name="T48">Consistent</text:span></text:span><text:span text:style-name="Strong_20_Emphasis"><text:span text:style-name="T40"> look &amp; feel for all preference plugins</text:span></text:span></text:p>
                </text:list-item>
              </text:list>
            </text:list-item>
          </text:list>
        </text:list-item>
      </text:list>
      <text:list xml:id="list140246830199544" text:continue-list="list140247829548616" text:style-name="L3">
        <text:list-item>
          <text:p text:style-name="P53">Add support for tarballed filesystem</text:p>
          <text:list>
            <text:list-item>
              <text:p text:style-name="P173"><text:span text:style-name="T19">T</text:span><text:span text:style-name="T26">o allow applications to be stored as tarballs in the Applications directory</text:span></text:p>
            </text:list-item>
          </text:list>
        </text:list-item>
        <text:list-item>
          <text:p text:style-name="P53">Create DRM servicemanager</text:p>
          <text:list>
            <text:list-item>
              <text:p text:style-name="P136">Central hub between userspace &amp; kernel 3D drivers</text:p>
            </text:list-item>
          </text:list>
        </text:list-item>
        <text:list-item>
          <text:p text:style-name="P53">Port DRM drivers (for 3D)</text:p>
          <text:list>
            <text:list-item>
              <text:p text:style-name="P137">Port as driver objects that plug into DRM servicemanager</text:p>
            </text:list-item>
          </text:list>
        </text:list-item>
      </text:list>
      <text:p text:style-name="P26">0.<text:span text:style-name="T83">20</text:span></text:p>
      <text:list xml:id="list140246552777821" text:continue-list="list140246354376843" text:style-name="L5">
        <text:list-item>
          <text:p text:style-name="P92">Installer</text:p>
          <text:list>
            <text:list-item>
              <text:p text:style-name="P92">GUI based</text:p>
            </text:list-item>
            <text:list-item>
              <text:p text:style-name="P92">Based on views obtained from various frameworks</text:p>
            </text:list-item>
            <text:list-item>
              <text:p text:style-name="P138">Plugin-based architecture based on profiles</text:p>
            </text:list-item>
            <text:list-item>
              <text:p text:style-name="P126">Can be used to install whole OS &amp; portions of the OS (depending on profile used)</text:p>
            </text:list-item>
          </text:list>
        </text:list-item>
        <text:list-item>
          <text:p text:style-name="P113">Disk Tools</text:p>
          <text:list>
            <text:list-item>
              <text:p text:style-name="P113">Based on libstorage</text:p>
            </text:list-item>
            <text:list-item>
              <text:p text:style-name="P159">Formatting, resizing, partitioning, etc.</text:p>
            </text:list-item>
            <text:list-item>
              <text:p text:style-name="P165">Mounting/unmounting drives (manually or automatically)</text:p>
            </text:list-item>
          </text:list>
        </text:list-item>
        <text:list-item>
          <text:p text:style-name="P139">CD/DVD Tools</text:p>
          <text:list>
            <text:list-item>
              <text:p text:style-name="P180"><text:span text:style-name="Strong_20_Emphasis"><text:span text:style-name="T36">Replace cdrtools with cdrkit</text:span></text:span></text:p>
            </text:list-item>
          </text:list>
        </text:list-item>
        <text:list-item>
          <text:p text:style-name="P180"><text:span text:style-name="Strong_20_Emphasis"><text:span text:style-name="T43">Revamp System tool</text:span></text:span></text:p>
          <text:list>
            <text:list-item>
              <text:p text:style-name="P93">Process Manager</text:p>
              <text:list>
                <text:list-item>
                  <text:p text:style-name="P93">Show processes &amp; threads in <text:span text:style-name="T68">T</text:span>reeview</text:p>
                </text:list-item>
              </text:list>
            </text:list-item>
            <text:list-item>
              <text:p text:style-name="P93">Profiler</text:p>
              <text:list>
                <text:list-item>
                  <text:p text:style-name="P141">Display resource allocations in realtime</text:p>
                </text:list-item>
                <text:list-item>
                  <text:p text:style-name="P142">Adjust the layout to make graphs more symmetrical and visually pleasing</text:p>
                </text:list-item>
              </text:list>
            </text:list-item>
            <text:list-item>
              <text:p text:style-name="P93">Device Manager</text:p>
              <text:list>
                <text:list-item>
                  <text:p text:style-name="P143">Add detailed view for each device</text:p>
                </text:list-item>
              </text:list>
            </text:list-item>
          </text:list>
        </text:list-item>
      </text:list>
      <text:p text:style-name="P23">0.<text:span text:style-name="T83">21</text:span></text:p>
      <text:list xml:id="list4150841684" text:style-name="L11">
        <text:list-item>
          <text:p text:style-name="P166">Create plugin architecture for to allow libGL to dispatch to multiple OpenGL implementations</text:p>
        </text:list-item>
      </text:list>
      <text:list xml:id="list140247250663246" text:continue-list="list140246552777821" text:style-name="L5">
        <text:list-item>
          <text:p text:style-name="P160">Port Mesa3d &amp; Gallium3d</text:p>
          <text:list>
            <text:list-item>
              <text:p text:style-name="P167">Plugin to libGL</text:p>
            </text:list-item>
          </text:list>
        </text:list-item>
        <text:list-item>
          <text:p text:style-name="P167">Finish developing PyroGL (TinyGL)</text:p>
          <text:list>
            <text:list-item>
              <text:p text:style-name="P167">Plugin to libGL</text:p>
            </text:list-item>
            <text:list-item>
              <text:p text:style-name="P167">Create driver API</text:p>
              <text:list>
                <text:list-item>
                  <text:p text:style-name="P167">Create software driver</text:p>
                </text:list-item>
                <text:list-item>
                  <text:p text:style-name="P167">Create hardware accelerated driver</text:p>
                </text:list-item>
              </text:list>
            </text:list-item>
          </text:list>
        </text:list-item>
      </text:list>
      <text:p text:style-name="P21"><text:soft-page-break/>0.<text:span text:style-name="T83">22</text:span></text:p>
      <text:list xml:id="list140247503742016" text:continue-list="list140246830199544" text:style-name="L3">
        <text:list-item>
          <text:p text:style-name="P53">Create OSS servicemanager</text:p>
          <text:list>
            <text:list-item>
              <text:p text:style-name="P136">Central hub between userspace &amp; kernel sound drivers</text:p>
            </text:list-item>
          </text:list>
        </text:list-item>
        <text:list-item>
          <text:p text:style-name="P173"><text:span text:style-name="T6">Port OSS </text:span><text:span text:style-name="T21">drivers (for sound)</text:span></text:p>
          <text:list>
            <text:list-item>
              <text:p text:style-name="P137">Port as driver objects that plug into OSS servicemanager</text:p>
            </text:list-item>
          </text:list>
        </text:list-item>
      </text:list>
      <text:p text:style-name="P22">0.<text:span text:style-name="T83">23</text:span></text:p>
      <text:list xml:id="list140247935757095" text:continue-list="list140247250663246" text:style-name="L5">
        <text:list-item>
          <text:p text:style-name="P94"><text:span text:style-name="T58">Displayserver (was </text:span>Appserver<text:span text:style-name="T58">)</text:span></text:p>
          <text:list>
            <text:list-item>
              <text:p text:style-name="P94">Rebase off of standard server class</text:p>
            </text:list-item>
            <text:list-item>
              <text:p text:style-name="P94">Remove input drivers &amp; replace with pseudo-driver to accept input from inputserver</text:p>
            </text:list-item>
            <text:list-item>
              <text:p text:style-name="P144">Add option for requesting display memory for bitmaps</text:p>
            </text:list-item>
            <text:list-item>
              <text:p text:style-name="P94">Use Cairo library for rendering to OpenGL textures</text:p>
            </text:list-item>
            <text:list-item>
              <text:p text:style-name="P94">Use OpenGL to build composite images</text:p>
            </text:list-item>
            <text:list-item>
              <text:p text:style-name="P94">Add full screen support as an alternative to windows</text:p>
            </text:list-item>
            <text:list-item>
              <text:p text:style-name="P108">Split process management out into a separate process server</text:p>
            </text:list-item>
          </text:list>
        </text:list-item>
      </text:list>
      <text:p text:style-name="P24">0.<text:span text:style-name="T83">24</text:span></text:p>
      <text:list xml:id="list140247025758714" text:continue-numbering="true" text:style-name="L5">
        <text:list-item>
          <text:p text:style-name="P95">Add <text:span text:style-name="T80">OpenAL </text:span>interface to OSS drivers</text:p>
        </text:list-item>
        <text:list-item>
          <text:p text:style-name="P145">Create plugin architecture for to allow libAL to dispatch to multiple Open<text:span text:style-name="T57">A</text:span>L implementations</text:p>
        </text:list-item>
        <text:list-item>
          <text:p text:style-name="P96">Mediaserver</text:p>
          <text:list>
            <text:list-item>
              <text:p text:style-name="P96">Rebase off of standard server class</text:p>
            </text:list-item>
            <text:list-item>
              <text:p text:style-name="P66">Design new architecture</text:p>
              <text:list>
                <text:list-item>
                  <text:p text:style-name="P66">Could possibly use the rewrite done by Vanders as the basis</text:p>
                </text:list-item>
              </text:list>
            </text:list-item>
            <text:list-item>
              <text:p text:style-name="P96">Add OpenAL driver</text:p>
            </text:list-item>
            <text:list-item>
              <text:p text:style-name="P146">Add support for a "direct to OpenAL" channel</text:p>
            </text:list-item>
          </text:list>
        </text:list-item>
        <text:list-item>
          <text:p text:style-name="P112">libmedia</text:p>
          <text:list>
            <text:list-item>
              <text:p text:style-name="P146">API for new Mediaserver</text:p>
            </text:list-item>
          </text:list>
        </text:list-item>
      </text:list>
      <text:p text:style-name="P25">0.<text:span text:style-name="T82">25</text:span></text:p>
      <text:list xml:id="list140247003433470" text:continue-numbering="true" text:style-name="L5">
        <text:list-item>
          <text:p text:style-name="P181"><text:span text:style-name="Strong_20_Emphasis"><text:span text:style-name="T38">M</text:span></text:span><text:span text:style-name="Strong_20_Emphasis"><text:span text:style-name="T36">ultimedia manager/player</text:span></text:span></text:p>
          <text:list>
            <text:list-item>
              <text:p text:style-name="P181"><text:span text:style-name="Strong_20_Emphasis"><text:span text:style-name="T41">Create a</text:span></text:span><text:span text:style-name="Strong_20_Emphasis"><text:span text:style-name="T38"> replacment for Coldfish</text:span></text:span></text:p>
            </text:list-item>
          </text:list>
        </text:list-item>
        <text:list-item>
          <text:p text:style-name="P181"><text:span text:style-name="Strong_20_Emphasis"><text:span text:style-name="T41">Port VLC</text:span></text:span></text:p>
        </text:list-item>
        <text:list-item>
          <text:p text:style-name="P140">libSDL</text:p>
          <text:list>
            <text:list-item>
              <text:p text:style-name="P182"><text:span text:style-name="Strong_20_Emphasis"><text:span text:style-name="T51">Update SDL to support updated media capabilities of Pyro</text:span></text:span></text:p>
            </text:list-item>
          </text:list>
        </text:list-item>
      </text:list>
      <text:p text:style-name="P28">0.26</text:p>
      <text:list xml:id="list3334956083" text:style-name="L12">
        <text:list-item>
          <text:p text:style-name="P192"><text:span text:style-name="T8">I</text:span><text:span text:style-name="T14">DE</text:span></text:p>
        </text:list-item>
      </text:list>
      <text:list xml:id="list140248082358476" text:continue-list="list140247003433470" text:style-name="L5">
        <text:list-item>
          <text:list>
            <text:list-item>
              <text:p text:style-name="P43">Port Code::Blocks</text:p>
            </text:list-item>
            <text:list-item>
              <text:p text:style-name="P43">Finish Brisingr</text:p>
            </text:list-item>
          </text:list>
        </text:list-item>
      </text:list>
      <text:p text:style-name="P17">1.0</text:p>
      <text:list xml:id="list140247813822328" text:continue-list="list140247852724975" text:style-name="L7">
        <text:list-item>
          <text:p text:style-name="P190"><text:span text:style-name="T28">Desktop n</text:span><text:span text:style-name="T29">eeds a facelift</text:span></text:p>
          <text:list>
            <text:list-item>
              <text:p text:style-name="P162">Modify or replace current desktop</text:p>
            </text:list-item>
          </text:list>
        </text:list-item>
        <text:list-item>
          <text:p text:style-name="P162"><text:span text:style-name="T5">Desktop n</text:span>eeds to be more integrated</text:p>
          <text:list>
            <text:list-item>
              <text:p text:style-name="P162">Needs to present a cohesive experience</text:p>
            </text:list-item>
            <text:list-item>
              <text:p text:style-name="P153">Needs to be consistent</text:p>
            </text:list-item>
          </text:list>
        </text:list-item>
      </text:list>
      <text:p text:style-name="P20">1<text:span text:style-name="T78">.0</text:span>.1</text:p>
      <text:list xml:id="list140246401642620" text:continue-list="list140247503742016" text:style-name="L3">
        <text:list-item>
          <text:p text:style-name="P52">Port <text:span text:style-name="T74">Reiser filesystem</text:span></text:p>
          <text:list>
            <text:list-item>
              <text:p text:style-name="P172"><text:span text:style-name="T24">R</text:span><text:span text:style-name="T25">ei</text:span><text:span text:style-name="T24">ser</text:span><text:span text:style-name="T25">3 and/or Reiser4</text:span><text:span text:style-name="T24"> filesystem</text:span></text:p>
            </text:list-item>
          </text:list>
        </text:list-item>
      </text:list>
      <text:p text:style-name="P20">1<text:span text:style-name="T78">.0</text:span>.2</text:p>
      <text:list xml:id="list140247494188022" text:continue-numbering="true" text:style-name="L3">
        <text:list-item>
          <text:p text:style-name="P52">Port XFS</text:p>
          <text:list>
            <text:list-item>
              <text:p text:style-name="P147">Non-booting, Read/Write support</text:p>
            </text:list-item>
          </text:list>
        </text:list-item>
      </text:list>
      <text:p text:style-name="P20"><text:soft-page-break/>1<text:span text:style-name="T78">.0</text:span>.3</text:p>
      <text:list xml:id="list140248229792925" text:continue-numbering="true" text:style-name="L3">
        <text:list-item>
          <text:p text:style-name="P52">Port ZFS</text:p>
          <text:list>
            <text:list-item>
              <text:p text:style-name="P147">Non-booting, Read/Write support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fo:color="#4c4c4c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  <style:text-properties officeooo:rsid="00652b21" officeooo:paragraph-rsid="00652b2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-image-width="0in" draw:fill-image-height="0in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in" draw:fill-image-height="0in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24T11:10:30.588000000</meta:creation-date>
    <dc:date>2021-11-26T14:02:45.808056011</dc:date>
    <meta:editing-duration>P4DT16H59M8S</meta:editing-duration>
    <meta:editing-cycles>219</meta:editing-cycles>
    <meta:generator>LibreOffice/7.2.2.2$Linux_X86_64 LibreOffice_project/20$Build-2</meta:generator>
    <meta:document-statistic meta:table-count="0" meta:image-count="0" meta:object-count="0" meta:page-count="10" meta:paragraph-count="352" meta:word-count="2288" meta:character-count="13205" meta:non-whitespace-character-count="11573"/>
  </office:meta>
</office:document-meta>
</file>